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37cm" fo:margin-left="1.386cm" table:align="left"/>
    </style:style>
    <style:style style:name="Tabla1.A" style:family="table-column">
      <style:table-column-properties style:column-width="2.884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6c74" officeooo:paragraph-rsid="00006c74"/>
    </style:style>
    <style:style style:name="P2" style:family="paragraph" style:parent-style-name="Standard">
      <style:paragraph-properties fo:text-align="center" style:justify-single-word="false"/>
      <style:text-properties officeooo:rsid="00006c74" officeooo:paragraph-rsid="00006c74"/>
    </style:style>
    <style:style style:name="P3" style:family="paragraph" style:parent-style-name="Standard">
      <style:text-properties officeooo:rsid="000146be" officeooo:paragraph-rsid="000146be"/>
    </style:style>
    <style:style style:name="P4" style:family="paragraph" style:parent-style-name="Standard">
      <style:text-properties officeooo:rsid="000146be" officeooo:paragraph-rsid="001b9aa3"/>
    </style:style>
    <style:style style:name="P5" style:family="paragraph" style:parent-style-name="Standard">
      <style:text-properties officeooo:rsid="0014f2dd" officeooo:paragraph-rsid="0014f2dd"/>
    </style:style>
    <style:style style:name="P6" style:family="paragraph" style:parent-style-name="Standard">
      <style:text-properties officeooo:rsid="00171f04" officeooo:paragraph-rsid="00171f04"/>
    </style:style>
    <style:style style:name="P7" style:family="paragraph" style:parent-style-name="Standard">
      <style:paragraph-properties fo:text-align="justify" style:justify-single-word="false"/>
      <style:text-properties officeooo:rsid="00171f04" officeooo:paragraph-rsid="00171f04"/>
    </style:style>
    <style:style style:name="P8" style:family="paragraph" style:parent-style-name="Standard">
      <style:text-properties officeooo:rsid="001dd79e" officeooo:paragraph-rsid="001dd79e"/>
    </style:style>
    <style:style style:name="P9" style:family="paragraph" style:parent-style-name="Standard">
      <style:text-properties officeooo:rsid="00062318" officeooo:paragraph-rsid="0022de25"/>
    </style:style>
    <style:style style:name="P10" style:family="paragraph" style:parent-style-name="Standard">
      <style:text-properties officeooo:paragraph-rsid="001935c0"/>
    </style:style>
    <style:style style:name="P11" style:family="paragraph" style:parent-style-name="Standard">
      <style:text-properties officeooo:rsid="00285be3" officeooo:paragraph-rsid="00285be3"/>
    </style:style>
    <style:style style:name="P12" style:family="paragraph" style:parent-style-name="Standard">
      <style:text-properties officeooo:paragraph-rsid="002a1628"/>
    </style:style>
    <style:style style:name="P13" style:family="paragraph" style:parent-style-name="Standard">
      <style:text-properties officeooo:paragraph-rsid="002c2056"/>
    </style:style>
    <style:style style:name="P14" style:family="paragraph" style:parent-style-name="Standard">
      <style:text-properties officeooo:rsid="001b9aa3" officeooo:paragraph-rsid="001b9aa3"/>
    </style:style>
    <style:style style:name="P15" style:family="paragraph" style:parent-style-name="Standard">
      <style:text-properties officeooo:rsid="0034fb37" officeooo:paragraph-rsid="0034fb37"/>
    </style:style>
    <style:style style:name="P16" style:family="paragraph" style:parent-style-name="Standard">
      <style:text-properties officeooo:paragraph-rsid="0036671e"/>
    </style:style>
    <style:style style:name="P17" style:family="paragraph" style:parent-style-name="Standard">
      <style:text-properties officeooo:rsid="0003bab5" officeooo:paragraph-rsid="0003bab5"/>
    </style:style>
    <style:style style:name="P18" style:family="paragraph" style:parent-style-name="Standard">
      <style:text-properties officeooo:paragraph-rsid="00378e62"/>
    </style:style>
    <style:style style:name="P19" style:family="paragraph" style:parent-style-name="Standard">
      <style:text-properties officeooo:paragraph-rsid="004217bc"/>
    </style:style>
    <style:style style:name="P20" style:family="paragraph" style:parent-style-name="Standard">
      <style:text-properties officeooo:paragraph-rsid="0049a9a6"/>
    </style:style>
    <style:style style:name="P21" style:family="paragraph" style:parent-style-name="Standard">
      <style:text-properties officeooo:paragraph-rsid="0054f73b"/>
    </style:style>
    <style:style style:name="P22" style:family="paragraph" style:parent-style-name="Standard">
      <style:paragraph-properties fo:text-align="justify" style:justify-single-word="false"/>
      <style:text-properties officeooo:rsid="001935c0" officeooo:paragraph-rsid="001935c0"/>
    </style:style>
    <style:style style:name="P23" style:family="paragraph" style:parent-style-name="Preformatted_20_Text">
      <style:text-properties officeooo:rsid="0003bab5" officeooo:paragraph-rsid="0003bab5"/>
    </style:style>
    <style:style style:name="P24" style:family="paragraph" style:parent-style-name="Preformatted_20_Text">
      <style:text-properties officeooo:paragraph-rsid="000a9745"/>
    </style:style>
    <style:style style:name="P25" style:family="paragraph" style:parent-style-name="Preformatted_20_Text">
      <style:text-properties officeooo:rsid="000a9745" officeooo:paragraph-rsid="000a9745"/>
    </style:style>
    <style:style style:name="P26" style:family="paragraph" style:parent-style-name="Preformatted_20_Text">
      <style:text-properties officeooo:paragraph-rsid="0003bab5"/>
    </style:style>
    <style:style style:name="P27" style:family="paragraph" style:parent-style-name="Text_20_body">
      <style:text-properties officeooo:rsid="0014f2dd" officeooo:paragraph-rsid="0014f2dd"/>
    </style:style>
    <style:style style:name="P28" style:family="paragraph" style:parent-style-name="Text_20_body">
      <style:text-properties officeooo:paragraph-rsid="00222a12"/>
    </style:style>
    <style:style style:name="P29" style:family="paragraph" style:parent-style-name="Text_20_body">
      <style:text-properties officeooo:paragraph-rsid="0022de25"/>
    </style:style>
    <style:style style:name="P30" style:family="paragraph" style:parent-style-name="Text_20_body">
      <style:text-properties officeooo:paragraph-rsid="002e15ef"/>
    </style:style>
    <style:style style:name="P31" style:family="paragraph" style:parent-style-name="Text_20_body">
      <style:text-properties officeooo:paragraph-rsid="00378e62"/>
    </style:style>
    <style:style style:name="P32" style:family="paragraph" style:parent-style-name="Text_20_body">
      <style:text-properties officeooo:paragraph-rsid="003af429"/>
    </style:style>
    <style:style style:name="P33" style:family="paragraph" style:parent-style-name="Text_20_body">
      <style:text-properties officeooo:paragraph-rsid="0041162a"/>
    </style:style>
    <style:style style:name="P34" style:family="paragraph" style:parent-style-name="Text_20_body">
      <style:text-properties officeooo:paragraph-rsid="00389860"/>
    </style:style>
    <style:style style:name="P35" style:family="paragraph" style:parent-style-name="Text_20_body">
      <style:text-properties officeooo:paragraph-rsid="005298eb"/>
    </style:style>
    <style:style style:name="P36" style:family="paragraph" style:parent-style-name="Text_20_body">
      <style:text-properties officeooo:rsid="005298eb" officeooo:paragraph-rsid="005298eb"/>
    </style:style>
    <style:style style:name="P37" style:family="paragraph" style:parent-style-name="Text_20_body">
      <style:text-properties officeooo:paragraph-rsid="00565690"/>
    </style:style>
    <style:style style:name="P38" style:family="paragraph" style:parent-style-name="Text_20_body">
      <style:text-properties officeooo:paragraph-rsid="0057d3f9"/>
    </style:style>
    <style:style style:name="P39" style:family="paragraph" style:parent-style-name="Text_20_body">
      <style:text-properties officeooo:paragraph-rsid="0058d95b"/>
    </style:style>
    <style:style style:name="P40" style:family="paragraph" style:parent-style-name="Text_20_body">
      <style:text-properties officeooo:paragraph-rsid="0058fa79"/>
    </style:style>
    <style:style style:name="P41" style:family="paragraph" style:parent-style-name="Text_20_body">
      <style:text-properties officeooo:paragraph-rsid="00599ace"/>
    </style:style>
    <style:style style:name="P42" style:family="paragraph" style:parent-style-name="Text_20_body">
      <style:text-properties officeooo:paragraph-rsid="005b2511"/>
    </style:style>
    <style:style style:name="P43" style:family="paragraph" style:parent-style-name="Text_20_body">
      <style:text-properties officeooo:paragraph-rsid="005e5aa7"/>
    </style:style>
    <style:style style:name="P44" style:family="paragraph" style:parent-style-name="Text_20_body">
      <style:text-properties officeooo:paragraph-rsid="0061cc67"/>
    </style:style>
    <style:style style:name="P45" style:family="paragraph" style:parent-style-name="Text_20_body">
      <style:text-properties officeooo:paragraph-rsid="00634c8b"/>
    </style:style>
    <style:style style:name="P46" style:family="paragraph" style:parent-style-name="Text_20_body">
      <style:text-properties officeooo:paragraph-rsid="00637ae4"/>
    </style:style>
    <style:style style:name="P47" style:family="paragraph" style:parent-style-name="Text_20_body">
      <style:text-properties officeooo:paragraph-rsid="0064fbb0"/>
    </style:style>
    <style:style style:name="P48" style:family="paragraph" style:parent-style-name="Text_20_body">
      <style:text-properties officeooo:paragraph-rsid="0065e333"/>
    </style:style>
    <style:style style:name="P49" style:family="paragraph" style:parent-style-name="Text_20_body">
      <style:text-properties officeooo:paragraph-rsid="00670016"/>
    </style:style>
    <style:style style:name="P50" style:family="paragraph" style:parent-style-name="Text_20_body">
      <style:text-properties officeooo:paragraph-rsid="006849c0"/>
    </style:style>
    <style:style style:name="P51" style:family="paragraph" style:parent-style-name="Text_20_body">
      <style:text-properties officeooo:paragraph-rsid="00699369"/>
    </style:style>
    <style:style style:name="P52" style:family="paragraph" style:parent-style-name="Text_20_body">
      <style:text-properties officeooo:paragraph-rsid="006a187c"/>
    </style:style>
    <style:style style:name="P53" style:family="paragraph" style:parent-style-name="Text_20_body">
      <style:text-properties officeooo:paragraph-rsid="006d940e"/>
    </style:style>
    <style:style style:name="P54" style:family="paragraph" style:parent-style-name="Text_20_body">
      <style:text-properties officeooo:paragraph-rsid="006dd49c"/>
    </style:style>
    <style:style style:name="P55" style:family="paragraph" style:parent-style-name="Text_20_body">
      <style:text-properties officeooo:paragraph-rsid="006f633b"/>
    </style:style>
    <style:style style:name="P56" style:family="paragraph" style:parent-style-name="Text_20_body">
      <style:text-properties officeooo:paragraph-rsid="0071039b"/>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7379c3"/>
    </style:style>
    <style:style style:name="P59" style:family="paragraph" style:parent-style-name="Text_20_body">
      <style:text-properties officeooo:paragraph-rsid="0077a09a"/>
    </style:style>
    <style:style style:name="P60" style:family="paragraph" style:parent-style-name="Text_20_body">
      <style:text-properties officeooo:paragraph-rsid="0078430d"/>
    </style:style>
    <style:style style:name="P61" style:family="paragraph" style:parent-style-name="Text_20_body">
      <style:text-properties officeooo:paragraph-rsid="0079399a"/>
    </style:style>
    <style:style style:name="P62" style:family="paragraph" style:parent-style-name="Text_20_body">
      <style:text-properties officeooo:paragraph-rsid="007a9c2d"/>
    </style:style>
    <style:style style:name="P63" style:family="paragraph" style:parent-style-name="Text_20_body">
      <style:text-properties officeooo:paragraph-rsid="007e85a9"/>
    </style:style>
    <style:style style:name="P64" style:family="paragraph" style:parent-style-name="Text_20_body">
      <style:text-properties officeooo:paragraph-rsid="007fffa5"/>
    </style:style>
    <style:style style:name="P65" style:family="paragraph" style:parent-style-name="Text_20_body">
      <style:text-properties officeooo:paragraph-rsid="00818fbf"/>
    </style:style>
    <style:style style:name="P66" style:family="paragraph" style:parent-style-name="Text_20_body">
      <style:text-properties officeooo:paragraph-rsid="0082001b"/>
    </style:style>
    <style:style style:name="P67" style:family="paragraph" style:parent-style-name="Text_20_body">
      <style:text-properties officeooo:paragraph-rsid="0082a20d"/>
    </style:style>
    <style:style style:name="P68" style:family="paragraph" style:parent-style-name="Text_20_body">
      <style:text-properties officeooo:paragraph-rsid="00839682"/>
    </style:style>
    <style:style style:name="P69" style:family="paragraph" style:parent-style-name="Text_20_body">
      <style:text-properties officeooo:paragraph-rsid="00843d05"/>
    </style:style>
    <style:style style:name="P70" style:family="paragraph" style:parent-style-name="Title">
      <style:paragraph-properties fo:break-before="page"/>
    </style:style>
    <style:style style:name="P71" style:family="paragraph" style:parent-style-name="Preformatted_20_Text">
      <style:paragraph-properties fo:margin-top="0cm" fo:margin-bottom="0.499cm" loext:contextual-spacing="false"/>
      <style:text-properties officeooo:rsid="000c5360" officeooo:paragraph-rsid="000c5360"/>
    </style:style>
    <style:style style:name="P72" style:family="paragraph" style:parent-style-name="Table_20_Contents">
      <style:text-properties officeooo:rsid="0014f2dd" officeooo:paragraph-rsid="0014f2dd"/>
    </style:style>
    <style:style style:name="P73" style:family="paragraph" style:parent-style-name="Table_20_Contents">
      <style:text-properties officeooo:rsid="00171f04" officeooo:paragraph-rsid="00171f04"/>
    </style:style>
    <style:style style:name="P74" style:family="paragraph" style:parent-style-name="Table_20_Contents">
      <style:text-properties officeooo:rsid="0076558f" officeooo:paragraph-rsid="0076558f"/>
    </style:style>
    <style:style style:name="P7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7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style>
    <style:style style:name="P77" style:family="paragraph" style:parent-style-name="Comanddos">
      <style:text-properties officeooo:paragraph-rsid="0041162a"/>
    </style:style>
    <style:style style:name="P78" style:family="paragraph" style:parent-style-name="Comanddos">
      <style:text-properties officeooo:paragraph-rsid="004bd3f3"/>
    </style:style>
    <style:style style:name="P79" style:family="paragraph" style:parent-style-name="Comanddos">
      <style:text-properties officeooo:paragraph-rsid="004c60e6"/>
    </style:style>
    <style:style style:name="P80" style:family="paragraph" style:parent-style-name="Comanddos">
      <style:text-properties officeooo:rsid="0055be18" officeooo:paragraph-rsid="00565690"/>
    </style:style>
    <style:style style:name="P81" style:family="paragraph" style:parent-style-name="Comanddos">
      <style:text-properties officeooo:paragraph-rsid="00599ace"/>
    </style:style>
    <style:style style:name="P82" style:family="paragraph" style:parent-style-name="Comanddos">
      <style:text-properties officeooo:paragraph-rsid="007379c3"/>
    </style:style>
    <style:style style:name="P83" style:family="paragraph" style:parent-style-name="Text_20_body">
      <style:text-properties officeooo:paragraph-rsid="00893754"/>
    </style:style>
    <style:style style:name="P84" style:family="paragraph" style:parent-style-name="Heading_20_2">
      <style:text-properties officeooo:rsid="001935c0"/>
    </style:style>
    <style:style style:name="P85" style:family="paragraph" style:parent-style-name="Heading_20_2" style:list-style-name="">
      <style:text-properties officeooo:paragraph-rsid="0041162a"/>
    </style:style>
    <style:style style:name="P86" style:family="paragraph" style:parent-style-name="Heading_20_2">
      <style:text-properties officeooo:paragraph-rsid="006ca837"/>
    </style:style>
    <style:style style:name="P87" style:family="paragraph" style:parent-style-name="Heading_20_2">
      <style:paragraph-properties fo:break-before="page"/>
      <style:text-properties officeooo:paragraph-rsid="0041162a"/>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loext:graphic-properties draw:fill="none" draw:fill-color="#ffffff"/>
      <style:text-properties fo:font-size="12pt" style:font-size-asian="10pt" style:font-size-complex="10pt"/>
    </style:style>
    <style:style style:name="P91" style:family="paragraph">
      <loext:graphic-properties draw:fill="none" draw:fill-color="#ffffff"/>
      <style:text-properties fo:font-size="10pt" style:font-size-asian="10pt" style:font-size-complex="10pt"/>
    </style:style>
    <style:style style:name="P92" style:family="paragraph">
      <loext:graphic-properties draw:fill="none" draw:fill-color="#ffffff"/>
      <style:text-properties style:font-name="Liberation Sans1" fo:font-size="12pt" style:font-size-asian="10pt" style:font-size-complex="10pt"/>
    </style:style>
    <style:style style:name="T1" style:family="text">
      <style:text-properties officeooo:rsid="000146be"/>
    </style:style>
    <style:style style:name="T2" style:family="text">
      <style:text-properties style:font-name="Liberation Mono" fo:font-size="10pt" fo:font-weight="bold" style:font-name-asian="Nimbus Mono L" style:font-size-asian="10pt" style:font-weight-asian="bold" style:font-name-complex="Liberation Mono" style:font-size-complex="10pt" style:font-weight-complex="bold"/>
    </style:style>
    <style:style style:name="T3" style:family="text">
      <style:text-properties style:font-name="Liberation Mono" fo:font-size="10pt" fo:font-weight="bold" officeooo:rsid="000a9745" style:font-name-asian="Nimbus Mono L" style:font-size-asian="10pt" style:font-weight-asian="bold" style:font-name-complex="Liberation Mono" style:font-size-complex="10pt" style:font-weight-complex="bold"/>
    </style:style>
    <style:style style:name="T4" style:family="text">
      <style:text-properties style:font-name="Liberation Mono" fo:font-size="10pt" fo:font-weight="bold" officeooo:rsid="000be287" style:font-name-asian="Nimbus Mono L" style:font-size-asian="10pt" style:font-weight-asian="bold" style:font-name-complex="Liberation Mono" style:font-size-complex="10pt" style:font-weight-complex="bold"/>
    </style:style>
    <style:style style:name="T5" style:family="text">
      <style:text-properties style:font-name="Liberation Mono" fo:font-size="10pt" fo:font-weight="bold" officeooo:rsid="001935c0" style:font-name-asian="Nimbus Mono L" style:font-size-asian="10pt" style:font-weight-asian="bold" style:font-name-complex="Liberation Mono" style:font-size-complex="10pt" style:font-weight-complex="bold"/>
    </style:style>
    <style:style style:name="T6" style:family="text">
      <style:text-properties style:font-name="Liberation Mono" fo:font-size="10pt" fo:font-weight="bold" officeooo:rsid="00285be3" style:font-name-asian="Nimbus Mono L" style:font-size-asian="10pt" style:font-weight-asian="bold" style:font-name-complex="Liberation Mono" style:font-size-complex="10pt" style:font-weight-complex="bold"/>
    </style:style>
    <style:style style:name="T7" style:family="text">
      <style:text-properties officeooo:rsid="0014e059"/>
    </style:style>
    <style:style style:name="T8" style:family="text">
      <style:text-properties officeooo:rsid="001b9aa3"/>
    </style:style>
    <style:style style:name="T9" style:family="text">
      <style:text-properties officeooo:rsid="001dd79e"/>
    </style:style>
    <style:style style:name="T10" style:family="text">
      <style:text-properties officeooo:rsid="001fcd6c"/>
    </style:style>
    <style:style style:name="T11" style:family="text">
      <style:text-properties officeooo:rsid="0021c8b5"/>
    </style:style>
    <style:style style:name="T12" style:family="text">
      <style:text-properties officeooo:rsid="00222a12"/>
    </style:style>
    <style:style style:name="T13" style:family="text">
      <style:text-properties officeooo:rsid="0022de25"/>
    </style:style>
    <style:style style:name="T14" style:family="text">
      <style:text-properties officeooo:rsid="0024473f"/>
    </style:style>
    <style:style style:name="T15" style:family="text">
      <style:text-properties officeooo:rsid="00256353"/>
    </style:style>
    <style:style style:name="T16" style:family="text">
      <style:text-properties officeooo:rsid="00268373"/>
    </style:style>
    <style:style style:name="T17" style:family="text">
      <style:text-properties officeooo:rsid="002a1628"/>
    </style:style>
    <style:style style:name="T18" style:family="text">
      <style:text-properties officeooo:rsid="002ac38f"/>
    </style:style>
    <style:style style:name="T19" style:family="text">
      <style:text-properties officeooo:rsid="002ac8fc"/>
    </style:style>
    <style:style style:name="T20" style:family="text">
      <style:text-properties officeooo:rsid="002c2056"/>
    </style:style>
    <style:style style:name="T21" style:family="text">
      <style:text-properties officeooo:rsid="002ce249"/>
    </style:style>
    <style:style style:name="T22" style:family="text">
      <style:text-properties officeooo:rsid="002ec7ff"/>
    </style:style>
    <style:style style:name="T23" style:family="text">
      <style:text-properties officeooo:rsid="0036671e"/>
    </style:style>
    <style:style style:name="T24" style:family="text">
      <style:text-properties officeooo:rsid="003af429"/>
    </style:style>
    <style:style style:name="T25" style:family="text">
      <style:text-properties fo:font-weight="bold" style:font-weight-asian="bold" style:font-weight-complex="bold"/>
    </style:style>
    <style:style style:name="T26" style:family="text">
      <style:text-properties fo:font-weight="bold" officeooo:rsid="003af429" style:font-weight-asian="bold" style:font-weight-complex="bold"/>
    </style:style>
    <style:style style:name="T27" style:family="text">
      <style:text-properties fo:font-weight="bold" officeooo:rsid="003bb068" style:font-weight-asian="bold" style:font-weight-complex="bold"/>
    </style:style>
    <style:style style:name="T28" style:family="text">
      <style:text-properties fo:font-weight="bold" officeooo:rsid="00565690" style:font-weight-asian="bold" style:font-weight-complex="bold"/>
    </style:style>
    <style:style style:name="T29" style:family="text">
      <style:text-properties fo:font-weight="bold" officeooo:rsid="0058fa79" style:font-weight-asian="bold" style:font-weight-complex="bold"/>
    </style:style>
    <style:style style:name="T30" style:family="text">
      <style:text-properties fo:font-weight="bold" officeooo:rsid="0065e333" style:font-weight-asian="bold" style:font-weight-complex="bold"/>
    </style:style>
    <style:style style:name="T31" style:family="text">
      <style:text-properties fo:font-weight="bold" officeooo:rsid="00699369" style:font-weight-asian="bold" style:font-weight-complex="bold"/>
    </style:style>
    <style:style style:name="T32"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33" style:family="text">
      <style:text-properties officeooo:rsid="003bb068"/>
    </style:style>
    <style:style style:name="T34" style:family="text">
      <style:text-properties officeooo:rsid="00285be3"/>
    </style:style>
    <style:style style:name="T35" style:family="text">
      <style:text-properties fo:font-style="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0146be" style:font-style-asian="italic" style:font-weight-asian="bold" style:font-style-complex="italic" style:font-weight-complex="bold"/>
    </style:style>
    <style:style style:name="T38" style:family="text">
      <style:text-properties fo:font-style="italic" fo:font-weight="bold" officeooo:rsid="005e4037" style:font-style-asian="italic" style:font-weight-asian="bold" style:font-style-complex="italic" style:font-weight-complex="bold"/>
    </style:style>
    <style:style style:name="T39" style:family="text">
      <style:text-properties fo:font-size="12pt" fo:font-style="italic" fo:font-weight="bold" style:font-size-asian="12pt" style:font-style-asian="italic" style:font-weight-asian="bold" style:font-size-complex="12pt" style:font-style-complex="italic" style:font-weight-complex="bold"/>
    </style:style>
    <style:style style:name="T40" style:family="text">
      <style:text-properties officeooo:rsid="004217bc"/>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4217bc" style:font-weight-asian="bold" style:font-weight-complex="bold"/>
    </style:style>
    <style:style style:name="T43" style:family="text">
      <style:text-properties style:text-underline-style="solid" style:text-underline-width="auto" style:text-underline-color="font-color" fo:font-weight="bold" officeooo:rsid="00285be3" style:font-weight-asian="bold" style:font-weight-complex="bold"/>
    </style:style>
    <style:style style:name="T44" style:family="text">
      <style:text-properties style:text-underline-style="solid" style:text-underline-width="auto" style:text-underline-color="font-color" fo:font-weight="bold" officeooo:rsid="0077a09a" style:font-weight-asian="bold" style:font-weight-complex="bold"/>
    </style:style>
    <style:style style:name="T45" style:family="text">
      <style:text-properties officeooo:rsid="004440fd"/>
    </style:style>
    <style:style style:name="T46" style:family="text">
      <style:text-properties officeooo:rsid="004bd3f3"/>
    </style:style>
    <style:style style:name="T47" style:family="text">
      <style:text-properties fo:language="es" fo:country="ES"/>
    </style:style>
    <style:style style:name="T48" style:family="text">
      <style:text-properties fo:language="es" fo:country="ES" officeooo:rsid="004dc48a"/>
    </style:style>
    <style:style style:name="T49" style:family="text">
      <style:text-properties fo:language="es" fo:country="ES" officeooo:rsid="0054f73b"/>
    </style:style>
    <style:style style:name="T50" style:family="text">
      <style:text-properties fo:language="es" fo:country="ES" officeooo:rsid="005e4037"/>
    </style:style>
    <style:style style:name="T51"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52" style:family="text">
      <style:text-properties style:font-name="Liberation Sans" fo:font-size="16.1000003814697pt" fo:font-weight="bold" officeooo:rsid="0050dff4" style:font-name-asian="Droid Sans Fallback" style:font-size-asian="16.1000003814697pt" style:font-weight-asian="bold" style:font-name-complex="FreeSans" style:font-size-complex="16.1000003814697pt" style:font-weight-complex="bold"/>
    </style:style>
    <style:style style:name="T53" style:family="text">
      <style:text-properties officeooo:rsid="005298eb"/>
    </style:style>
    <style:style style:name="T54" style:family="text">
      <style:text-properties officeooo:rsid="00565690"/>
    </style:style>
    <style:style style:name="T55" style:family="text">
      <style:text-properties officeooo:rsid="0057d3f9"/>
    </style:style>
    <style:style style:name="T56" style:family="text">
      <style:text-properties officeooo:rsid="0058d95b"/>
    </style:style>
    <style:style style:name="T57" style:family="text">
      <style:text-properties officeooo:rsid="0058fa79"/>
    </style:style>
    <style:style style:name="T58" style:family="text">
      <style:text-properties officeooo:rsid="005b2511"/>
    </style:style>
    <style:style style:name="T59" style:family="text">
      <style:text-properties fo:font-size="6pt" style:font-size-asian="5.25pt" style:font-size-complex="6pt"/>
    </style:style>
    <style:style style:name="T60" style:family="text">
      <style:text-properties officeooo:rsid="005e5aa7"/>
    </style:style>
    <style:style style:name="T61" style:family="text">
      <style:text-properties officeooo:rsid="00637ae4"/>
    </style:style>
    <style:style style:name="T62" style:family="text">
      <style:text-properties officeooo:rsid="0064fbb0"/>
    </style:style>
    <style:style style:name="T63" style:family="text">
      <style:text-properties officeooo:rsid="0065e333"/>
    </style:style>
    <style:style style:name="T64" style:family="text">
      <style:text-properties officeooo:rsid="00670016"/>
    </style:style>
    <style:style style:name="T65" style:family="text">
      <style:text-properties officeooo:rsid="00699369"/>
    </style:style>
    <style:style style:name="T66" style:family="text">
      <style:text-properties fo:font-weight="normal" officeooo:rsid="00699369" style:font-weight-asian="normal" style:font-weight-complex="normal"/>
    </style:style>
    <style:style style:name="T67" style:family="text">
      <style:text-properties officeooo:rsid="006ca837"/>
    </style:style>
    <style:style style:name="T68" style:family="text">
      <style:text-properties officeooo:rsid="006d940e"/>
    </style:style>
    <style:style style:name="T69" style:family="text">
      <style:text-properties officeooo:rsid="006dd49c"/>
    </style:style>
    <style:style style:name="T70" style:family="text">
      <style:text-properties officeooo:rsid="006f633b"/>
    </style:style>
    <style:style style:name="T71" style:family="text">
      <style:text-properties officeooo:rsid="0070d5ba"/>
    </style:style>
    <style:style style:name="T72" style:family="text">
      <style:text-properties officeooo:rsid="0072241b"/>
    </style:style>
    <style:style style:name="T73" style:family="text">
      <style:text-properties officeooo:rsid="007379c3"/>
    </style:style>
    <style:style style:name="T74" style:family="text">
      <style:text-properties officeooo:rsid="0077a09a"/>
    </style:style>
    <style:style style:name="T75" style:family="text">
      <style:text-properties officeooo:rsid="0078430d"/>
    </style:style>
    <style:style style:name="T76" style:family="text">
      <style:text-properties officeooo:rsid="0079399a"/>
    </style:style>
    <style:style style:name="T77" style:family="text">
      <style:text-properties officeooo:rsid="007a9c2d"/>
    </style:style>
    <style:style style:name="T78" style:family="text">
      <style:text-properties officeooo:rsid="007e85a9"/>
    </style:style>
    <style:style style:name="T79" style:family="text">
      <style:text-properties officeooo:rsid="007fffa5"/>
    </style:style>
    <style:style style:name="T80" style:family="text">
      <style:text-properties officeooo:rsid="00818fbf"/>
    </style:style>
    <style:style style:name="T81" style:family="text">
      <style:text-properties officeooo:rsid="0082a20d"/>
    </style:style>
    <style:style style:name="T82" style:family="text">
      <style:text-properties officeooo:rsid="0087c53b"/>
    </style:style>
    <style:style style:name="T83" style:family="text">
      <style:text-properties officeooo:rsid="00893754"/>
    </style:style>
    <style:style style:name="T84" style:family="text">
      <style:text-properties fo:font-size="10pt" style:font-size-asian="10pt" style:font-size-complex="10pt"/>
    </style:style>
    <style:style style:name="T85" style:family="text">
      <style:text-properties style:font-name="Liberation Mono1" fo:font-size="10pt" fo:font-style="italic" fo:font-weight="bold" style:font-name-asian="Liberation Mono1" style:font-size-asian="10pt" style:font-style-asian="italic" style:font-weight-asian="bold" style:font-size-complex="10pt" style:font-style-complex="italic" style:font-weight-complex="bold"/>
    </style:style>
    <style:style style:name="T86" style:family="text">
      <style:text-properties fo:font-size="10pt" fo:font-style="italic" style:font-size-asian="10pt" style:font-style-asian="italic" style:font-size-complex="10pt" style:font-style-complex="italic"/>
    </style:style>
    <style:style style:name="T87" style:family="text">
      <style:text-properties style:font-name="Liberation Sans1" fo:font-size="10pt" style:font-size-asian="10pt" style:font-size-complex="10pt"/>
    </style:style>
    <style:style style:name="T88" style:family="text">
      <style:text-properties style:font-name="Liberation Sans1"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3.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8.1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8.9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89"><text:a xlink:type="simple" xlink:href="#__RefHeading___Toc766_245026740" text:style-name="Index_20_Link" text:visited-style-name="Index_20_Link">1.0.0 - Configuración de CENTOS 7.2<text:tab/>2</text:a></text:p>
          <text:p text:style-name="P88"><text:a xlink:type="simple" xlink:href="#__RefHeading___Toc777_245026740" text:style-name="Index_20_Link" text:visited-style-name="Index_20_Link">1.1.0 - Configurar Red<text:tab/>2</text:a></text:p>
          <text:p text:style-name="P88"><text:a xlink:type="simple" xlink:href="#__RefHeading___Toc770_245026740" text:style-name="Index_20_Link" text:visited-style-name="Index_20_Link">1.1.1 – Chequeo de comunicación y actualización de soft<text:tab/>3</text:a></text:p>
          <text:p text:style-name="P88"><text:a xlink:type="simple" xlink:href="#__RefHeading___Toc866_383831560" text:style-name="Index_20_Link" text:visited-style-name="Index_20_Link">1.2.1 – Cambiamos el nombre del equipo<text:tab/>3</text:a></text:p>
          <text:p text:style-name="P88"><text:a xlink:type="simple" xlink:href="#__RefHeading___Toc870_383831560" text:style-name="Index_20_Link" text:visited-style-name="Index_20_Link">1.3.1 – Resolución de IP, Gateway, Hostname y DNS<text:tab/>4</text:a></text:p>
          <text:p text:style-name="P88"><text:a xlink:type="simple" xlink:href="#__RefHeading___Toc900_164111168" text:style-name="Index_20_Link" text:visited-style-name="Index_20_Link">1.4.1 – Instalación ntpd<text:tab/>4</text:a></text:p>
          <text:p text:style-name="P88"><text:a xlink:type="simple" xlink:href="#__RefHeading___Toc904_164111168" text:style-name="Index_20_Link" text:visited-style-name="Index_20_Link">1.4.2 – Configuración ntpd<text:tab/>4</text:a></text:p>
          <text:p text:style-name="P88"><text:a xlink:type="simple" xlink:href="#__RefHeading___Toc906_164111168" text:style-name="Index_20_Link" text:visited-style-name="Index_20_Link">1.5.1 – Configuración ssh<text:tab/>5</text:a></text:p>
          <text:p text:style-name="P89"><text:a xlink:type="simple" xlink:href="#__RefHeading___Toc912_164111168" text:style-name="Index_20_Link" text:visited-style-name="Index_20_Link">2.0.0 – Instalación del Software de Cluster<text:tab/>5</text:a></text:p>
          <text:p text:style-name="P88"><text:a xlink:type="simple" xlink:href="#__RefHeading___Toc663_999924962" text:style-name="Index_20_Link" text:visited-style-name="Index_20_Link">2.1.0 – Configuración Firewall<text:tab/>6</text:a></text:p>
          <text:p text:style-name="P88"><text:a xlink:type="simple" xlink:href="#__RefHeading___Toc665_999924962" text:style-name="Index_20_Link" text:visited-style-name="Index_20_Link">2.2.0 – Iniciando pcs<text:tab/>6</text:a></text:p>
          <text:p text:style-name="P88"><text:a xlink:type="simple" xlink:href="#__RefHeading___Toc924_1486652563" text:style-name="Index_20_Link" text:visited-style-name="Index_20_Link">2.3.0 - Configuración CoroSyn<text:tab/>7</text:a></text:p>
          <text:p text:style-name="P88"><text:a xlink:type="simple" xlink:href="#__RefHeading___Toc985_1462296093" text:style-name="Index_20_Link" text:visited-style-name="Index_20_Link">2.3.1 - Generar y sincronizar la configuración de CoroSync<text:tab/>7</text:a></text:p>
          <text:p text:style-name="P88"><text:a xlink:type="simple" xlink:href="#__RefHeading___Toc987_1462296093" text:style-name="Index_20_Link" text:visited-style-name="Index_20_Link">2.3.2 – Deshabilitar stonith<text:tab/>9</text:a></text:p>
          <text:p text:style-name="P89"><text:a xlink:type="simple" xlink:href="#__RefHeading___Toc989_1462296093" text:style-name="Index_20_Link" text:visited-style-name="Index_20_Link">3.0.0 – Agregar recursos al Cluster<text:tab/>9</text:a></text:p>
          <text:p text:style-name="P88"><text:a xlink:type="simple" xlink:href="#__RefHeading___Toc992_1462296093" text:style-name="Index_20_Link" text:visited-style-name="Index_20_Link">3.1.0 – Agregar un recurso IP<text:tab/>9</text:a></text:p>
          <text:p text:style-name="P88"><text:a xlink:type="simple" xlink:href="#__RefHeading___Toc994_1462296093" text:style-name="Index_20_Link" text:visited-style-name="Index_20_Link">3.1.1 – Probar un failover<text:tab/>10</text:a></text:p>
          <text:p text:style-name="P88"><text:a xlink:type="simple" xlink:href="#__RefHeading___Toc996_1462296093" text:style-name="Index_20_Link" text:visited-style-name="Index_20_Link">3.1.2 – Evitar el cambio de nodo luego de un failover<text:tab/>11</text:a></text:p>
          <text:p text:style-name="P89"><text:a xlink:type="simple" xlink:href="#__RefHeading___Toc998_1462296093" text:style-name="Index_20_Link" text:visited-style-name="Index_20_Link">3.2.0 – Agregar un recurso Apache<text:tab/>11</text:a></text:p>
          <text:p text:style-name="P88"><text:a xlink:type="simple" xlink:href="#__RefHeading___Toc2001_1056113442" text:style-name="Index_20_Link" text:visited-style-name="Index_20_Link">3.2.1 Instalando el servicio apache<text:tab/>11</text:a></text:p>
          <text:p text:style-name="P88"><text:a xlink:type="simple" xlink:href="#__RefHeading___Toc2003_1056113442" text:style-name="Index_20_Link" text:visited-style-name="Index_20_Link">3.2.2 – Probamos el servicio Apache<text:tab/>12</text:a></text:p>
          <text:p text:style-name="P88"><text:a xlink:type="simple" xlink:href="#__RefHeading___Toc2005_1056113442" text:style-name="Index_20_Link" text:visited-style-name="Index_20_Link">3.2.3 – Confugurar el estado URL de apache<text:tab/>12</text:a></text:p>
          <text:p text:style-name="P88"><text:a xlink:type="simple" xlink:href="#__RefHeading___Toc2007_1056113442" text:style-name="Index_20_Link" text:visited-style-name="Index_20_Link">3.2.4 – Agregar el recurso Apache<text:tab/>13</text:a></text:p>
          <text:p text:style-name="P88"><text:a xlink:type="simple" xlink:href="#__RefHeading___Toc2009_1056113442" text:style-name="Index_20_Link" text:visited-style-name="Index_20_Link">3.2.5 – Configurar ClusterIP y WebSite esten juntos<text:tab/>13</text:a></text:p>
        </text:index-body>
      </text:table-of-content>
      <text:p text:style-name="Title"/>
      <text:p text:style-name="P70">Manual de Instalación y Configuración de Cluster</text:p>
      <text:p text:style-name="P1"/>
      <text:p text:style-name="P2"><text:span text:style-name="T7">en Centos 7, </text:span>PaceMaker y <text:span text:style-name="T1">CoroSync</text:span></text:p>
      <text:p text:style-name="P1"/>
      <text:h text:style-name="Heading_20_1" text:outline-level="1"><text:bookmark-start text:name="__RefHeading___Toc766_245026740"/><text:span text:style-name="T7">1.0.0 - Configuración</text:span> de CENTOS 7.2 <text:bookmark-end text:name="__RefHeading___Toc766_245026740"/></text:h>
      <text:p text:style-name="P27">Previo a la instalación de los programas y servicios <text:span text:style-name="T21">debemos </text:span><text:s/>realizar la configuración de la red. <text:span text:style-name="T46">Tener en cuenta si no se aclara, todos los procedimientos hay que realizar en ambos nodos.</text:span></text:p>
      <text:h text:style-name="Heading_20_2" text:outline-level="2"><text:bookmark-start text:name="__RefHeading___Toc777_245026740"/><text:span text:style-name="T7">1.1.0 - </text:span>Configurar Red<text:bookmark-end text:name="__RefHeading___Toc777_245026740"/></text:h>
      <text:p text:style-name="P6">Para realizar la configuración, vamos a realizar con los siguientes datos durante todo el manual</text:p>
      <text:p text:style-name="P5"/>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72">Nodo</text:p>
          </table:table-cell>
          <table:table-cell table:style-name="Tabla1.A1" office:value-type="string">
            <text:p text:style-name="P72">Sony01</text:p>
          </table:table-cell>
          <table:table-cell table:style-name="Tabla1.A1" office:value-type="string">
            <text:p text:style-name="P72">Sony02</text:p>
          </table:table-cell>
          <table:table-cell table:style-name="Tabla1.D1" office:value-type="string">
            <text:p text:style-name="P72">Cluster</text:p>
          </table:table-cell>
        </table:table-row>
        <table:table-row>
          <table:table-cell table:style-name="Tabla1.A2" office:value-type="string">
            <text:p text:style-name="P72">IP</text:p>
          </table:table-cell>
          <table:table-cell table:style-name="Tabla1.A2" office:value-type="string">
            <text:p text:style-name="P73">10.0.2.157</text:p>
          </table:table-cell>
          <table:table-cell table:style-name="Tabla1.A2" office:value-type="string">
            <text:p text:style-name="P73">10.0.2.158</text:p>
          </table:table-cell>
          <table:table-cell table:style-name="Tabla1.D2" office:value-type="string">
            <text:p text:style-name="P73">10.0.2.161</text:p>
          </table:table-cell>
        </table:table-row>
        <table:table-row>
          <table:table-cell table:style-name="Tabla1.A2" office:value-type="string">
            <text:p text:style-name="P74">Recurso</text:p>
          </table:table-cell>
          <table:table-cell table:style-name="Tabla1.A2" office:value-type="string">
            <text:p text:style-name="P72"/>
          </table:table-cell>
          <table:table-cell table:style-name="Tabla1.A2" office:value-type="string">
            <text:p text:style-name="P72"/>
          </table:table-cell>
          <table:table-cell table:style-name="Tabla1.D2" office:value-type="string">
            <text:p text:style-name="P74">ClusterIP</text:p>
          </table:table-cell>
        </table:table-row>
        <table:table-row>
          <table:table-cell table:style-name="Tabla1.A2" office:value-type="string">
            <text:p text:style-name="P74">Recurso</text:p>
          </table:table-cell>
          <table:table-cell table:style-name="Tabla1.A2" office:value-type="string">
            <text:p text:style-name="P74">Apache</text:p>
          </table:table-cell>
          <table:table-cell table:style-name="Tabla1.A2" office:value-type="string">
            <text:p text:style-name="P74">Apache</text:p>
          </table:table-cell>
          <table:table-cell table:style-name="Tabla1.D2" office:value-type="string">
            <text:p text:style-name="P72"/>
          </table:table-cell>
        </table:table-row>
      </table:table>
      <text:p text:style-name="P5"/>
      <text:p text:style-name="P7">Primero hay que realizar la configuración de la red en ambos equipos, editando los archivos de configuracion de la interface de red. Tener <text:s/><text:span text:style-name="T10">en cuenta</text:span> que Centos 7, no utiliza las interface ethx <text:span text:style-name="T10">por defecto, </text:span>al contar con system.d</text:p>
      <text:p text:style-name="P26"/>
      <text:p text:style-name="P23"/>
      <text:p text:style-name="Comanddos"><draw:frame text:anchor-type="paragraph" draw:z-index="0" draw:name="Forma1" draw:style-name="gr1" draw:text-style-name="P90" svg:width="15.77cm" svg:height="7.716cm" svg:x="0.628cm" svg:y="1.289cm"><draw:text-box><text:p><text:span text:style-name="T84">TYPE=Ethernet</text:span></text:p><text:p><text:span text:style-name="T84">BOOTPROTO=none</text:span></text:p><text:p><text:span text:style-name="T84">DEFROUTE=yes</text:span></text:p><text:p><text:span text:style-name="T84">IPV4_FAILURE_FATAL=no</text:span></text:p><text:p><text:span text:style-name="T84">IPV6INIT=yes</text:span></text:p><text:p><text:span text:style-name="T84">IPV6_AUTOCONF=yes</text:span></text:p><text:p><text:span text:style-name="T84">IPV6_DEFROUTE=yes</text:span></text:p><text:p><text:span text:style-name="T84">IPV6_FAILURE_FATAL=no</text:span></text:p><text:p><text:span text:style-name="T84">NAME=eth0</text:span></text:p><text:p><text:span text:style-name="T84">UUID=579227af-5b7d-479a-87dc-3b89501a5c1e</text:span></text:p><text:p><text:span text:style-name="T84">DEVICE=eth0</text:span></text:p><text:p><text:span text:style-name="T84">ONBOOT=yes</text:span></text:p><text:p><text:span text:style-name="T84">DNS1=10.0.2.1</text:span></text:p><text:p><text:span text:style-name="T84">IPADDR=10.0.2.157</text:span></text:p><text:p><text:span text:style-name="T84">PREFIX=24</text:span></text:p><text:p><text:span text:style-name="T84">GATEWAY=10.0.2.1</text:span></text:p><text:p><text:span text:style-name="T84">IPV6_PEERDNS=yes</text:span></text:p><text:p><text:span text:style-name="T84">IPV6_PEERROUTES=yes</text:span></text:p><text:p><text:span text:style-name="T84">IPV6_PRIVACY=no</text:span></text:p></draw:text-box></draw:frame><text:span text:style-name="T36">[root@centosasa3 ~]# vi /etc/sysconfig/network-scripts/ifcfg-enp0s3</text:span> (o puede ser eth1, eth2, etc)</text:p>
      <text:p text:style-name="P1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pan text:style-name="Emphasis"><text:span text:style-name="T5">C</text:span></text:span><text:span text:style-name="Emphasis"><text:span text:style-name="T3">omandos extras </text:span></text:span><text:span text:style-name="Emphasis"><text:span text:style-name="T4">para bajar y subir la red</text:span></text:span><text:span text:style-name="Emphasis"><text:span text:style-name="T3">:</text:span></text:span></text:p>
      <text:p text:style-name="P25"><draw:frame text:anchor-type="paragraph" draw:z-index="10" draw:name="Forma1" draw:style-name="gr11" draw:text-style-name="P90" svg:width="15.77cm" svg:height="1.375cm" svg:x="0.628cm" svg:y="0.312cm"><draw:text-box><text:p><text:span text:style-name="T84">nmcli dev disconnect eth0</text:span></text:p><text:p><text:span text:style-name="T84">nmcli con reload eth0</text:span></text:p><text:p><text:span text:style-name="T87">nmcli con up eth0</text:span></text:p></draw:text-box></draw:frame></text:p>
      <text:p text:style-name="P25"/>
      <text:p text:style-name="P25"/>
      <text:p text:style-name="P25"><text:soft-page-break/></text:p>
      <text:p text:style-name="P71"><text:span text:style-name="Emphasis"><text:span text:style-name="T4">Para reiniciar los servicios</text:span></text:span></text:p>
      <text:p text:style-name="Comanddos"><text:a xlink:type="simple" xlink:href="mailto:redestec@fidebian" text:style-name="Internet_20_link" text:visited-style-name="Visited_20_Internet_20_Link"><text:span text:style-name="T37">redestec@fidebian</text:span></text:a><text:span text:style-name="T37">:~$ </text:span><text:span text:style-name="T36">systesmctl restart network</text:span></text:p>
      <text:h text:style-name="P84" text:outline-level="2"><text:bookmark-start text:name="__RefHeading___Toc770_245026740"/>1.1.1 – Chequeo de comunicación y actualización de soft<text:bookmark-end text:name="__RefHeading___Toc770_245026740"/></text:h>
      <text:p text:style-name="P22">Al trabajar con equipos remotos, nos conectamos con ssh y verificamos si entre los equipos se comunican y si pueden salir a internet para realizar las actualizaciones e instalación de soft necesarios.</text:p>
      <text:p text:style-name="P10"/>
      <text:p text:style-name="Comanddos">redestec@fidebian:~$ ssh 10.0.2.157</text:p>
      <text:p text:style-name="P3"><draw:frame text:anchor-type="paragraph" draw:z-index="1" draw:name="Forma1" draw:style-name="gr2" draw:text-style-name="P91" svg:width="15.77cm" svg:height="2.463cm" svg:x="0.628cm" svg:y="0.312cm"><draw:text-box><text:p><text:span text:style-name="T84">The authenticity of host '10.0.2.157 (10.0.2.157)' can't be established.</text:span></text:p><text:p><text:span text:style-name="T84">ECDSA key fingerprint is 45:ed:47:90:76:67:9d:e0:b7:cb:38:99:40:1c:37:c8.</text:span></text:p><text:p><text:span text:style-name="T84">Are you sure you want to continue connecting (yes/no)? yes</text:span></text:p><text:p><text:span text:style-name="T84">Warning: Permanently added '10.0.2.157' (ECDSA) to the list of known hosts.</text:span></text:p><text:p><text:span text:style-name="T84">redestec@10.0.2.157's password:</text:span></text:p><text:p><text:span text:style-name="T84"/></text:p></draw:text-box></draw:frame></text:p>
      <text:p text:style-name="P3"/>
      <text:p text:style-name="P3"/>
      <text:p text:style-name="P3"/>
      <text:p text:style-name="P3"/>
      <text:p text:style-name="Comanddos">[root@centosasa3 ~]# ping -c1 8.8.8.8</text:p>
      <text:p text:style-name="P3"><draw:frame text:anchor-type="paragraph" draw:z-index="2" draw:name="Forma1" draw:style-name="gr3" draw:text-style-name="P91" svg:width="15.77cm" svg:height="1.23cm" svg:x="0.628cm" svg:y="0.131cm"><draw:text-box><text:p><text:span text:style-name="T84">PING 8.8.8.8 (8.8.8.8) 56(84) bytes of data.</text:span></text:p><text:p><text:span text:style-name="T84">64 bytes from 8.8.8.8: icmp_seq=1 ttl=54 time=41.9 ms</text:span></text:p><text:p><text:span text:style-name="T84"/></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Comanddos">[root@centosasa3 ~]# yum update</text:p>
      <text:h text:style-name="Heading_20_2" text:outline-level="2"><text:bookmark-start text:name="__RefHeading___Toc866_383831560"/><text:span text:style-name="Emphasis">1.</text:span><text:span text:style-name="Emphasis"><text:span text:style-name="T16">2</text:span></text:span><text:span text:style-name="Emphasis">.1 – Cambiamos el nombre del equipo</text:span><text:bookmark-end text:name="__RefHeading___Toc866_383831560"/></text:h>
      <text:p text:style-name="Text_20_body"><text:span text:style-name="Emphasis">Se procede al cambio de los nombres de ambos equipos, para ser mas facil la utilización y saber sobre que equipo se está trabajando. Para tal caso, vamos a quitar el nombre de dominio para facilitar el uso. </text:span><text:span text:style-name="Emphasis"><text:span text:style-name="T8">Para esto editamos el archivo de configuración hostname</text:span></text:span></text:p>
      <text:p text:style-name="Comanddos">[root@centosasa3 ~]# vi /etc/hostname</text:p>
      <text:p text:style-name="P14">verificamos:</text:p>
      <text:p text:style-name="Comanddos"><text:span text:style-name="Emphasis"><text:span text:style-name="T2">[root@</text:span></text:span><text:span text:style-name="Emphasis"><text:span text:style-name="T6">sony01</text:span></text:span><text:span text:style-name="Emphasis"><text:span text:style-name="T2"> ~]# hostnamectl</text:span></text:span></text:p>
      <text:p text:style-name="P3"><draw:frame text:anchor-type="paragraph" draw:z-index="3" draw:name="Forma1" draw:style-name="gr4" draw:text-style-name="P91" svg:width="15.77cm" svg:height="4.465cm" svg:x="0.628cm" svg:y="0.131cm"><draw:text-box><text:p><text:span text:style-name="T84">Static hostname: sony01</text:span></text:p><text:p><text:span text:style-name="T84">Icon name: computer-vm</text:span></text:p><text:p><text:span text:style-name="T84">Chassis: vm</text:span></text:p><text:p><text:span text:style-name="T84">Machine ID: 2ec5c00888f5a1448a75cba3faaec36e</text:span></text:p><text:p><text:span text:style-name="T84">Boot ID: 7eef78b49bb54c83a7271839d7e7bb26</text:span></text:p><text:p><text:span text:style-name="T84">Virtualization: kvm</text:span></text:p><text:p><text:span text:style-name="T84">Operating System: CentOS Linux 7 (Core)</text:span></text:p><text:p><text:span text:style-name="T84">CPE OS Name: cpe:/o:centos:centos:7</text:span></text:p><text:p><text:span text:style-name="T84">Kernel: Linux 3.10.0-327.36.1.el7.x86_64</text:span></text:p><text:p><text:span text:style-name="T85">Architecture: x86-64</text:span></text:p><text:p><text:span text:style-name="T84"/></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4"><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Text_20_body"><text:span text:style-name="Emphasis"><text:span text:style-name="T8">Otra forma de cambiar el hostname</text:span></text:span></text:p>
      <text:p text:style-name="Comanddos"><text:span text:style-name="Emphasis">[root@centosasa3 ~]# hostnamectl set-hostname sony01</text:span></text:p>
      <text:p text:style-name="P32"><text:span text:style-name="Emphasis"><text:span text:style-name="T24">o, modificando el archivo con un </text:span></text:span><text:span text:style-name="Emphasis"><text:span text:style-name="T26">echo</text:span></text:span></text:p>
      <text:p text:style-name="P77"><text:span text:style-name="Emphasis">[root@centosasa3 ~]# <text:s/>echo -e "10.0.2.158\tsony02" &gt;&gt; /etc/hosts</text:span></text:p>
      <text:h text:style-name="P85" text:outline-level="2"><text:span text:style-name="Emphasis"/></text:h>
      <text:h text:style-name="P87" text:outline-level="2"><text:bookmark-start text:name="__RefHeading___Toc870_383831560"/><text:span text:style-name="Emphasis">1.</text:span><text:span text:style-name="Emphasis"><text:span text:style-name="T16">3</text:span></text:span><text:span text:style-name="Emphasis">.1 – Resolución de IP, </text:span><text:span text:style-name="Emphasis"><text:span text:style-name="T22">Gateway, Hostname y DNS</text:span></text:span><text:bookmark-end text:name="__RefHeading___Toc870_383831560"/></text:h>
      <text:p text:style-name="Text_20_body"><text:span text:style-name="Emphasis">En cada equipo se debe modificar el archivo </text:span><text:span text:style-name="Emphasis"><text:span text:style-name="T9">hosts </text:span></text:span><text:span text:style-name="Emphasis">y colocar los datos del otro nodo, con esto facilita evitar </text:span><text:span text:style-name="Emphasis"><text:span text:style-name="T11">que</text:span></text:span><text:span text:style-name="Emphasis"> </text:span><text:span text:style-name="Emphasis"><text:span text:style-name="T11">acordarse</text:span></text:span><text:span text:style-name="Emphasis"> de las ip y trabajar solo con el nombre del nodo. </text:span><text:span text:style-name="Emphasis"><text:span text:style-name="T9">Esta configuración es automática sin necesidad de reiniciar el servicio de red.</text:span></text:span></text:p>
      <text:p text:style-name="Comanddos"><text:span text:style-name="Emphasis">[root@sony01 ~]# vi /etc/hosts</text:span></text:p>
      <text:p text:style-name="P8"><draw:frame text:anchor-type="paragraph" draw:z-index="4" draw:name="Forma1" draw:style-name="gr5" draw:text-style-name="P90" svg:width="15.77cm" svg:height="0.537cm" svg:x="0.628cm" svg:y="-0.213cm"><draw:text-box><text:p><text:span text:style-name="T84">10.0.2.158</text:span><text:span text:style-name="T84"><text:tab/></text:span><text:span text:style-name="T84"><text:tab/></text:span><text:span text:style-name="T84">sony02</text:span></text:p></draw:text-box></draw:frame></text:p>
      <text:p text:style-name="Text_20_body"><text:span text:style-name="Emphasis">Gateway, Hostname y DNS</text:span></text:p>
      <text:p text:style-name="P30"><text:span text:style-name="Emphasis"><text:span text:style-name="T11">La configuración de Gateway, Hostname sigue siendo exactamente igual Especificaremos nuestro HostName y puerta de enlace en el fichero /etc/sysconfig/network</text:span></text:span></text:p>
      <text:p text:style-name="Text_20_body"><draw:frame text:anchor-type="paragraph" draw:z-index="6" draw:name="Forma1" draw:style-name="gr7" draw:text-style-name="P90" svg:width="15.77cm" svg:height="1.22cm" svg:x="0.628cm" svg:y="-0.088cm"><draw:text-box><text:p><text:span text:style-name="T84">NETWORKING=yes</text:span></text:p><text:p><text:span text:style-name="T84">HOSTNAME=pruebas</text:span></text:p><text:p><text:span text:style-name="T84">GATEWAY=10.0.2.1</text:span></text:p></draw:text-box></draw:frame><text:span text:style-name="Emphasis"/></text:p>
      <text:p text:style-name="Text_20_body"><text:span text:style-name="Emphasis"/></text:p>
      <text:p text:style-name="Text_20_body"><text:span text:style-name="Emphasis">Y los DNS en lugar de configurarlos en /etc/resolv.conf vemos que es preferible añadirlos dentro del fichero de configuración de la interfaz de red</text:span></text:p>
      <text:p text:style-name="Text_20_body"><draw:frame text:anchor-type="paragraph" draw:z-index="7" draw:name="Forma1" draw:style-name="gr8" draw:text-style-name="P90" svg:width="15.77cm" svg:height="1.625cm" svg:x="0.628cm" svg:y="-0.088cm"><draw:text-box><text:p><text:span text:style-name="T84"># Generated by NetworkManager</text:span></text:p><text:p><text:span text:style-name="T84"># DNS1=xxx.xxx.xxx.xxx</text:span></text:p><text:p><text:span text:style-name="T84"># DNS2=xxx.xxx.xxx.xxx</text:span></text:p><text:p><text:span text:style-name="T84"># DOMAIN=</text:span></text:p></draw:text-box></draw:frame><text:span text:style-name="Emphasis"/></text:p>
      <text:h text:style-name="Heading_20_3" text:outline-level="3"><text:span text:style-name="Emphasis"/></text:h>
      <text:h text:style-name="Heading_20_2" text:outline-level="2"><text:bookmark-start text:name="__RefHeading___Toc900_164111168"/><text:span text:style-name="Emphasis">1.</text:span><text:span text:style-name="Emphasis"><text:span text:style-name="T16">4</text:span></text:span><text:span text:style-name="Emphasis">.1 – Instalación ntpd</text:span><text:bookmark-end text:name="__RefHeading___Toc900_164111168"/></text:h>
      <text:p text:style-name="P28"><text:span text:style-name="Emphasis"><text:span text:style-name="T12">Para <text:s/>asegurar no tener inconsistencia en el horario, procedemos a la instalación y configuración en ambos equipos del demonio de sincronizado del reloj.</text:span></text:span></text:p>
      <text:p text:style-name="Comanddos"><text:span text:style-name="Emphasis"><text:span text:style-name="T39"><text:s/></text:span></text:span><text:span text:style-name="T32">[root@sony01 ~]# yum install ntp</text:span></text:p>
      <text:p text:style-name="Text_20_body"><text:s text:c="2"/>Iniciar el servicio..</text:p>
      <text:p text:style-name="Comanddos"><text:s/>[root@sony01 ~]# systemctl start ntpd</text:p>
      <text:p text:style-name="Text_20_body"><text:s/>Verificar el estado del servicio:</text:p>
      <text:p text:style-name="Comanddos"><text:s/>[root@sony01 ~]# systemctl status ntpd</text:p>
      <text:p text:style-name="P33"><text:s text:c="2"/>Verificación del ntpd</text:p>
      <text:p text:style-name="Comanddos">[root@sony01 ~]# ntpd -d</text:p>
      <text:p text:style-name="Standard"><text:span text:style-name="Emphasis"/></text:p>
      <text:h text:style-name="Heading_20_2" text:outline-level="2"><text:bookmark-start text:name="__RefHeading___Toc904_164111168"/><text:span text:style-name="Emphasis">1.</text:span><text:span text:style-name="Emphasis"><text:span text:style-name="T16">4</text:span></text:span><text:span text:style-name="Emphasis">.</text:span><text:span text:style-name="Emphasis"><text:span text:style-name="T15">2</text:span></text:span><text:span text:style-name="Emphasis"> – Configuración ntpd</text:span><text:bookmark-end text:name="__RefHeading___Toc904_164111168"/></text:h>
      <text:p text:style-name="Text_20_body"><text:span text:style-name="Emphasis">Cambiar la configuración del archivo /etc/npd.conf y agregar las siguientes lineas</text:span></text:p>
      <text:p text:style-name="P9"><draw:frame text:anchor-type="paragraph" draw:z-index="5" draw:name="Forma1" draw:style-name="gr6" draw:text-style-name="P90" svg:width="15.77cm" svg:height="1.235cm" svg:x="0.628cm" svg:y="0.131cm"><draw:text-box><text:p><text:span text:style-name="T84">server 2.ar.pool.ntp.org</text:span></text:p><text:p><text:span text:style-name="T84">server 0.south-america.pool.ntp.org</text:span></text:p><text:p><text:span text:style-name="T86">server 2.south-america.pool.ntp.org</text:span></text:p></draw:text-box></draw:frame></text:p>
      <text:p text:style-name="P9"/>
      <text:p text:style-name="P9"/>
      <text:p text:style-name="P9"/>
      <text:p text:style-name="Text_20_body"><text:span text:style-name="Emphasis">Para que inicie el servicio al reiniciar el equipo hay que activarlo. Para ello hay que hacer lo siguiente:</text:span></text:p>
      <text:p text:style-name="Comanddos"><text:soft-page-break/><text:span text:style-name="Emphasis"><text:span text:style-name="T24">[root@sony01 ~]#</text:span></text:span><text:span text:style-name="Emphasis"> <text:s/></text:span>chkconfig ntpd on</text:p>
      <text:p text:style-name="P32"><text:span text:style-name="Emphasis"><text:span text:style-name="T25">Nota: Dependiendo de la instalación de </text:span></text:span><text:span text:style-name="Emphasis"><text:span text:style-name="T27">C</text:span></text:span><text:span text:style-name="Emphasis"><text:span text:style-name="T25">ent</text:span></text:span><text:span text:style-name="Emphasis"><text:span text:style-name="T27">OS</text:span></text:span><text:span text:style-name="Emphasis"><text:span text:style-name="T25"> y su configuración inicial, podemos tener problema a la hora de activar el servivio ntpd. Para evitar esto, chequear si esta activo y corriendo el servicio </text:span></text:span><text:span text:style-name="Emphasis"><text:span text:style-name="T26">chronyd, este utiliza el mismo puerto de comunicación que ntpd.</text:span></text:span></text:p>
      <text:p text:style-name="Comanddos"><text:span text:style-name="Emphasis">[root@sony01 ~]# systemctl disable chronyd</text:span></text:p>
      <text:h text:style-name="Heading_20_2" text:outline-level="2"><draw:frame text:anchor-type="paragraph" draw:z-index="11" draw:name="Forma1" draw:style-name="gr12" draw:text-style-name="P90" svg:width="15.77cm" svg:height="0.549cm" svg:x="0.628cm" svg:y="0.131cm"><draw:text-box><text:p><text:span text:style-name="T86">Removed symlink /etc/systemd/system/multi-user.target.wants/chronyd.service.</text:span></text:p></draw:text-box></draw:frame><text:span text:style-name="Emphasis"/></text:h>
      <text:p text:style-name="Comanddos"><text:span text:style-name="Emphasis">root@sony01 ~]# systemctl enable ntpd</text:span></text:p>
      <text:h text:style-name="Heading_20_2" text:outline-level="2"><text:bookmark-start text:name="__RefHeading___Toc906_164111168"/><text:span text:style-name="Emphasis">1.</text:span><text:span text:style-name="Emphasis"><text:span text:style-name="T16">5</text:span></text:span><text:span text:style-name="Emphasis">.1 – Configuración ssh</text:span><text:bookmark-end text:name="__RefHeading___Toc906_164111168"/></text:h>
      <text:p text:style-name="P29"><text:span text:style-name="Emphasis"><text:span text:style-name="T13">Para que los equipos se comuniquen sin necesidad de colocar contraseña, se debe colocar la llave pública del otro nodo. Para esto s</text:span></text:span><text:span text:style-name="Emphasis">e debe realizar en cada equipo la generación del archivo de cifrado y copiar el mismo al otro equipo, </text:span><text:span text:style-name="Emphasis"><text:span text:style-name="T14">ambos pasos se debe realizar en los dos nodos</text:span></text:span><text:span text:style-name="Emphasis">:</text:span></text:p>
      <text:p text:style-name="P75">Crear la llave:</text:p>
      <text:p text:style-name="Comanddos">[root@sony01 ~]# ssh-keygen -t dsa -N ""</text:p>
      <text:p text:style-name="Comanddos"><draw:frame text:anchor-type="paragraph" draw:z-index="13" draw:name="Forma1" draw:style-name="gr14" draw:text-style-name="P90" svg:width="15.77cm" svg:height="7.711cm" svg:x="0.628cm" svg:y="0.131cm"><draw:text-box><text:p><text:span text:style-name="T86">Generating public/private dsa key pair.</text:span></text:p><text:p><text:span text:style-name="T86">Enter file in which to save the key (/root/.ssh/id_dsa): </text:span></text:p><text:p><text:span text:style-name="T86">Created directory '/root/.ssh'.</text:span></text:p><text:p><text:span text:style-name="T86">Your identification has been saved in /root/.ssh/id_dsa.</text:span></text:p><text:p><text:span text:style-name="T86">Your public key has been saved in /root/.ssh/id_dsa.pub.</text:span></text:p><text:p><text:span text:style-name="T86">The key fingerprint is:</text:span></text:p><text:p><text:span text:style-name="T86">e2:bb:ac:f4:89:aa:31:88:21:f7:30:aa:67:c9:22:0b root@sony01</text:span></text:p><text:p><text:span text:style-name="T86">The key's randomart image is:</text:span></text:p><text:p><text:span text:style-name="T86">+--[ DSA 1024]----+</text:span></text:p><text:p><text:span text:style-name="T86">| <text:s text:c="29"/>|</text:span></text:p><text:p><text:span text:style-name="T86">| <text:s text:c="29"/>|</text:span></text:p><text:p><text:span text:style-name="T86">| <text:s text:c="29"/>|</text:span></text:p><text:p><text:span text:style-name="T86">| <text:s text:c="29"/>|</text:span></text:p><text:p><text:span text:style-name="T86">|o + <text:s text:c="2"/>. S <text:s text:c="16"/>|</text:span></text:p><text:p><text:span text:style-name="T86">|++ + . . <text:s text:c="16"/>|</text:span></text:p><text:p><text:span text:style-name="T86">|E. .o . <text:s text:c="20"/>|</text:span></text:p><text:p><text:span text:style-name="T86">|=o=. + o <text:s text:c="14"/>|</text:span></text:p><text:p><text:span text:style-name="T86">|=*..o.*. <text:s text:c="16"/>|</text:span></text:p><text:p><text:span text:style-name="T86">+---------------------+</text:span></text:p></draw:text-box></draw:frame></text:p>
      <text:p text:style-name="Comanddos"/>
      <text:p text:style-name="Comanddos"/>
      <text:p text:style-name="Comanddos"/>
      <text:p text:style-name="Comanddos"/>
      <text:p text:style-name="Comanddos"/>
      <text:p text:style-name="P75"/>
      <text:p text:style-name="P76"/>
      <text:p text:style-name="P76"/>
      <text:p text:style-name="P76"/>
      <text:p text:style-name="P76">Copiar llave:</text:p>
      <text:p text:style-name="Comanddos">[root@sony01 ~]# <text:span text:style-name="T33">s</text:span>sh-copy-id sony02</text:p>
      <text:h text:style-name="Heading_20_1" text:outline-level="1"><text:bookmark-start text:name="__RefHeading___Toc912_164111168"/>2.0.0 – Instalación <text:span text:style-name="T18">del Software de Cluster</text:span><text:bookmark-end text:name="__RefHeading___Toc912_164111168"/></text:h>
      <text:p text:style-name="P11">Una vez configurado el sistema operativo y los servicios necesarios para la comunicación entre si, procedemos a la instalación de los paquetes relacionado con el cluster. Esa instalación se debe realizar en ambos nodos.</text:p>
      <text:p text:style-name="P11"/>
      <text:p text:style-name="P20"><text:span text:style-name="T43">PaceMaker:</text:span><text:span text:style-name="T34"> Es el conjunto de paquetes que van a ser los encargados de administrar los recursos de los nodos, permitiendo alta disponibilidad. En algunos sitios dicen que PaceMaker es la evolución de Heartbeat; cabe aclara que desde la versión 2.1.4 </text:span>el nombre <text:span text:style-name="T35">heartbeat</text:span> debería ser empleado exclusivamente para la capa de mensajería.</text:p>
      <text:p text:style-name="P19"><text:soft-page-break/><text:span text:style-name="T42">CoroSync:</text:span><text:span text:style-name="T40"> Conjunto de paquetes que se van a encargar de la comunicación y la toma de decisiones sobre los recursos. (Otra alternativa: </text:span>Heartbeat<text:span text:style-name="T45">)</text:span></text:p>
      <text:p text:style-name="P21"><text:span text:style-name="T43">PCS</text:span><text:span text:style-name="T34">: Soft encargado de administrar los nodos. (Otra alternativa: </text:span><text:bookmark text:name="tw-target-text"/><text:span text:style-name="T47">crmsh</text:span><text:span text:style-name="T49">)</text:span><text:span text:style-name="T40">.</text:span></text:p>
      <text:p text:style-name="P15"><text:span text:style-name="T41">drbd:</text:span> Sistema de bajo costo de SAN <text:span text:style-name="T40">(</text:span>Storage Area Network<text:span text:style-name="T40">) El objetivo es replicar datos a travez de a red en el recurso de almacenamiento, para estar altamente disponible.</text:span></text:p>
      <text:p text:style-name="P11"/>
      <text:p text:style-name="Comanddos"><text:span text:style-name="Emphasis"><text:span text:style-name="T33">root@sony01 ~]#</text:span></text:span>yum install -y pacemaker pcs psmisc policycoreutils-python</text:p>
      <text:h text:style-name="Heading_20_2" text:outline-level="2"><text:bookmark-start text:name="__RefHeading___Toc663_999924962"/>2.1.0 – Configuración Firewall<text:bookmark-end text:name="__RefHeading___Toc663_999924962"/></text:h>
      <text:p text:style-name="P12"><text:span text:style-name="T17">Para que los equipos se comuniquen entre ellos, se debe abrir los puertos de alta disponibilidad, para esto, hay que modificar la configuración del firewall. Los puertos necesarios son los TCP </text:span>2224, 3121 <text:span text:style-name="T19">y</text:span> 21064; <text:span text:style-name="T19">y </text:span>UDP 5405</text:p>
      <text:p text:style-name="P11"/>
      <text:p text:style-name="Comanddos">[root@sony01 ~]# firewall-cmd --permanent --add-service=high-availability</text:p>
      <text:p text:style-name="Text_20_body"><draw:frame text:anchor-type="paragraph" draw:z-index="12" draw:name="Forma1" draw:style-name="gr13" draw:text-style-name="P90" svg:width="15.77cm" svg:height="0.542cm" svg:x="0.628cm" svg:y="-0.039cm"><draw:text-box><text:p><text:span text:style-name="T86"><text:s/></text:span><text:span text:style-name="T86">success</text:span></text:p></draw:text-box></draw:frame></text:p>
      <text:p text:style-name="P13"><text:span text:style-name="T20">Tambien se debe modificar el SELinux y modificarlo a permisivo. <text:s/>Primero realizamos</text:span> setenforce 0 <text:span text:style-name="T20">para modificar el servicio que se esta corriendo y luego modificar el archivo para que recuerde en el <text:s/>proximo reinicio. </text:span></text:p>
      <text:p text:style-name="P13"/>
      <text:p text:style-name="P78">[root@sony01 ~]# setenforce 0</text:p>
      <text:p text:style-name="Comanddos">[root@sony01 ~]# sed -i.bak "s/SELINUX=enforcing/SELINUX=permissive/g" /etc/selinux/config</text:p>
      <text:p text:style-name="P79">[root@sony01 ~]# systemctl disable firewalld</text:p>
      <text:p text:style-name="P79">[root@sony01 ~]# systemctl stop firewalld</text:p>
      <text:p text:style-name="P79">[root@sony01 ~]# iptables --flush</text:p>
      <text:h text:style-name="Heading_20_2" text:outline-level="2"><text:bookmark-start text:name="__RefHeading___Toc665_999924962"/><text:span text:style-name="Emphasis">2.2.0 – Iniciando pcs</text:span><text:bookmark-end text:name="__RefHeading___Toc665_999924962"/></text:h>
      <text:p text:style-name="P16"><text:span text:style-name="Emphasis"><text:span text:style-name="T23">En ambos nodos se debe de iniciar el servicio y habilitarlo para el próximo inicio del equipo.</text:span></text:span></text:p>
      <text:p text:style-name="P16"><text:span text:style-name="Emphasis"/></text:p>
      <text:p text:style-name="Comanddos"><draw:frame text:anchor-type="paragraph" draw:z-index="8" draw:name="Forma1" draw:style-name="gr9" draw:text-style-name="P90" svg:width="15.77cm" svg:height="0.884cm" svg:x="1.363cm" svg:y="1.401cm"><draw:text-box><text:p><text:span text:style-name="T86">Created symlink from /etc/systemd/system/multi-user.target.wants/pcsd.service to /usr/lib/systemd/system/pcsd.service.</text:span></text:p></draw:text-box></draw:frame><text:span text:style-name="Emphasis"> </text:span>[root@sony01 ~]# systemctl start pcsd</text:p>
      <text:p text:style-name="Comanddos"><text:s text:c="2"/>[root@sony01 ~]# systemctl enable pcsd</text:p>
      <text:p text:style-name="P16"><text:span text:style-name="Emphasis"/></text:p>
      <text:p text:style-name="P16"><text:span text:style-name="Emphasis"/></text:p>
      <text:p text:style-name="Text_20_body"><text:span text:style-name="Emphasis"><text:span text:style-name="T48">L</text:span></text:span><text:span text:style-name="Emphasis"><text:span text:style-name="T47">os paquetes instalados crearon un usuario "hacluster" con clave </text:span></text:span><text:span text:style-name="Emphasis">deshabilitada. La clave es necesaria para sincronizar la configuracion, por lo que vamos a establecer una contraseña. Se queja con "CONTRASEÑA INCORRECTA" porque es de menos de 8 caracteres, pero la acepta.</text:span></text:p>
      <text:p text:style-name="Comanddos"><draw:frame text:anchor-type="paragraph" draw:z-index="9" draw:name="Forma1" draw:style-name="gr10" draw:text-style-name="P90" svg:width="15.77cm" svg:height="2.07cm" svg:x="1.363cm" svg:y="0.893cm"><draw:text-box><text:p><text:span text:style-name="T86">Cambiando la contraseña del usuario hacluster.</text:span></text:p><text:p><text:span text:style-name="T86">Nueva contraseña: </text:span></text:p><text:p><text:span text:style-name="T86">CONTRASEÑA INCORRECTA: La contraseña tiene menos de 8 caracteres</text:span></text:p><text:p><text:span text:style-name="T86">Vuelva a escribir la nueva contraseña: </text:span></text:p><text:p><text:span text:style-name="T86">passwd: todos los símbolos de autenticación se actualizaron con éxito.</text:span></text:p></draw:text-box></draw:frame>[root@sony02 ~]# passwd hacluster</text:p>
      <text:p text:style-name="P18"><text:span text:style-name="Emphasis"/></text:p>
      <text:p text:style-name="P31"><text:span text:style-name="Emphasis"/></text:p>
      <text:p text:style-name="P31"><text:span text:style-name="Emphasis"/></text:p>
      <text:p text:style-name="P34"><text:span text:style-name="Emphasis"/></text:p>
      <text:h text:style-name="Heading_20_2" text:outline-level="2"><text:bookmark-start text:name="__RefHeading___Toc924_1486652563"/><text:soft-page-break/><text:span text:style-name="Emphasis"><text:span text:style-name="T51">2.3.</text:span></text:span><text:span text:style-name="Emphasis"><text:span text:style-name="T52">0</text:span></text:span><text:span text:style-name="Emphasis"><text:span text:style-name="T51"> - Configuración CoroSyn</text:span></text:span><text:bookmark-end text:name="__RefHeading___Toc924_1486652563"/></text:h>
      <text:p text:style-name="P35"><text:span text:style-name="Emphasis"><text:span text:style-name="T53">Una vez instalado y configurado el demonio (servicio) pcs, las configuraciones solo se realizan en un nodo, ya que el servicio se encarga de realizar por si solo la configuración.</text:span></text:span></text:p>
      <text:p text:style-name="Comanddos">[root@sony02 ~]# pcs cluster auth sony01 sony02</text:p>
      <text:p text:style-name="P36"><draw:frame text:anchor-type="paragraph" draw:z-index="14" draw:name="Forma1" draw:style-name="gr8" draw:text-style-name="P92" svg:width="15.77cm" svg:height="1.625cm" svg:x="1.363cm" svg:y="-0.108cm"><draw:text-box><text:p><text:span text:style-name="T88">Username: hacluster</text:span></text:p><text:p><text:span text:style-name="T88">Password: </text:span></text:p><text:p><text:span text:style-name="T88">sony02: Authorized</text:span></text:p><text:p><text:span text:style-name="T88">sony01: Authorized</text:span></text:p></draw:text-box></draw:frame></text:p>
      <text:p text:style-name="P36"/>
      <text:p text:style-name="P80">[root@sony02 ~]# pcs</text:p>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
      <text:h text:style-name="Heading_20_2" text:outline-level="2"><text:bookmark-start text:name="__RefHeading___Toc985_1462296093"/>2.3.1 - Generar y sincronizar la <text:span text:style-name="T54">configuración</text:span> de <text:span text:style-name="T60">C</text:span>oro<text:span text:style-name="T60">S</text:span>ync<text:bookmark-end text:name="__RefHeading___Toc985_1462296093"/></text:h>
      <text:p text:style-name="P37"><draw:frame text:anchor-type="paragraph" draw:z-index="15" draw:name="Forma1" draw:style-name="gr14" draw:text-style-name="P92" svg:width="15.77cm" svg:height="7.711cm" svg:x="1.363cm" svg:y="-9.109cm"><draw:text-box><text:p><text:span text:style-name="T88">Usage: pcs [-f file] [-h] [commands]...</text:span></text:p><text:p><text:span text:style-name="T88">Control and configure pacemaker and corosync.</text:span></text:p><text:p><text:span text:style-name="T88"/></text:p><text:p><text:span text:style-name="T88">Options:</text:span></text:p><text:p><text:span text:style-name="T88"><text:s text:c="4"/></text:span><text:span text:style-name="T88">-h, --help <text:s/>Display usage and exit</text:span></text:p><text:p><text:span text:style-name="T88"><text:s text:c="4"/></text:span><text:span text:style-name="T88">-f file <text:s text:c="4"/>Perform actions on file instead of active CIB</text:span></text:p><text:p><text:span text:style-name="T88"><text:s text:c="4"/></text:span><text:span text:style-name="T88">--debug <text:s text:c="4"/>Print all network traffic and external commands run</text:span></text:p><text:p><text:span text:style-name="T88"><text:s text:c="4"/></text:span><text:span text:style-name="T88">--version <text:s text:c="2"/>Print pcs version information</text:span></text:p><text:p><text:span text:style-name="T88"/></text:p><text:p><text:span text:style-name="T88">Commands:</text:span></text:p><text:p><text:span text:style-name="T88"><text:s text:c="4"/></text:span><text:span text:style-name="T88">cluster <text:s text:c="4"/>Configure cluster options and nodes</text:span></text:p><text:p><text:span text:style-name="T88"><text:s text:c="4"/></text:span><text:span text:style-name="T88">resource <text:s text:c="3"/>Manage cluster resources</text:span></text:p><text:p><text:span text:style-name="T88"><text:s text:c="4"/></text:span><text:span text:style-name="T88">stonith <text:s text:c="4"/>Configure fence devices</text:span></text:p><text:p><text:span text:style-name="T88"><text:s text:c="4"/></text:span><text:span text:style-name="T88">constraint <text:s/>Set resource constraints</text:span></text:p><text:p><text:span text:style-name="T88"><text:s text:c="4"/></text:span><text:span text:style-name="T88">property <text:s text:c="3"/>Set pacemaker properties</text:span></text:p><text:p><text:span text:style-name="T88"><text:s text:c="4"/></text:span><text:span text:style-name="T88">acl <text:s text:c="8"/>Set pacemaker access control lists</text:span></text:p><text:p><text:span text:style-name="T88"><text:s text:c="4"/></text:span><text:span text:style-name="T88">status <text:s text:c="5"/>View cluster status</text:span></text:p><text:p><text:span text:style-name="T88"><text:s text:c="4"/></text:span><text:span text:style-name="T88">config <text:s text:c="5"/>View and manage cluster configuration</text:span></text:p><text:p><text:span text:style-name="T88"><text:s text:c="4"/></text:span><text:span text:style-name="T88">pcsd <text:s text:c="7"/>Manage pcs daemon</text:span></text:p></draw:text-box></draw:frame><text:span text:style-name="Emphasis"><text:span text:style-name="T54">Procedemos a crear el cluster, el mismo se llamará “</text:span></text:span><text:span text:style-name="Emphasis"><text:span text:style-name="T28">micluster</text:span></text:span><text:span text:style-name="Emphasis"><text:span text:style-name="T54">”</text:span></text:span></text:p>
      <text:p text:style-name="Comanddos"><text:span text:style-name="Emphasis">[root@sony02 ~]# pcs cluster setup --name micluster sony01 sony02</text:span></text:p>
      <text:p text:style-name="Text_20_body"><draw:frame text:anchor-type="paragraph" draw:z-index="16" draw:name="Forma1" draw:style-name="gr15" draw:text-style-name="P92" svg:width="15.77cm" svg:height="5.682cm" svg:x="1.363cm" svg:y="-0.012cm"><draw:text-box><text:p><text:span text:style-name="T88">Shutting down pacemaker/corosync services...</text:span></text:p><text:p><text:span text:style-name="T88">Redirecting to /bin/systemctl stop <text:s/>pacemaker.service</text:span></text:p><text:p><text:span text:style-name="T88">Redirecting to /bin/systemctl stop <text:s/>corosync.service</text:span></text:p><text:p><text:span text:style-name="T88">Killing any remaining services...</text:span></text:p><text:p><text:span text:style-name="T88">Removing all cluster configuration files...</text:span></text:p><text:p><text:span text:style-name="T88">sony01: Succeeded</text:span></text:p><text:p><text:span text:style-name="T88">sony02: Succeeded</text:span></text:p><text:p><text:span text:style-name="T88">Synchronizing pcsd certificates on nodes sony01, sony02...</text:span></text:p><text:p><text:span text:style-name="T88">sony02: Success</text:span></text:p><text:p><text:span text:style-name="T88">sony01: Success</text:span></text:p><text:p><text:span text:style-name="T88"/></text:p><text:p><text:span text:style-name="T88">Restaring pcsd on the nodes in order to reload the certificates...</text:span></text:p><text:p><text:span text:style-name="T88">sony02: Success</text:span></text:p><text:p><text:span text:style-name="T88">sony01: Success</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38"><text:span text:style-name="Emphasis"/></text:p>
      <text:p text:style-name="P38"><text:span text:style-name="Emphasis"><text:span text:style-name="T55">Con esta configuración, ya se encuentra el cluster inicializado y autenticado.</text:span></text:span></text:p>
      <text:p text:style-name="P39"><text:span text:style-name="Emphasis"><text:span text:style-name="T56">Si realizamos un reinicio de los nodos, el cluster no va a iniciar, porque no lo hemos configurado para <text:s/>tal. Cada administrador deberá decidir si conviene configurar para un inicio automático en caso de caída total del nodo (reinicio inesperado, corte de luz) o simplemente esperar la intervención del administrador para el inicio. Muchas veces, la segunda alternativa es la llevada a </text:span></text:span><text:soft-page-break/><text:span text:style-name="Emphasis"><text:span text:style-name="T56">cabo para poder realizar el mantenimiento y la <text:s/>revisión de los log; en nuestro caso vamos a dejar de forma manual.</text:span></text:span></text:p>
      <text:p text:style-name="P40"><text:span text:style-name="Emphasis"><text:span text:style-name="T57">Revisamos si esta el servicio activo</text:span></text:span></text:p>
      <text:p text:style-name="Comanddos"><text:span text:style-name="Emphasis">[root@sony02 ~]# systemctl status pacemaker</text:span></text:p>
      <text:p text:style-name="Text_20_body"><draw:frame text:anchor-type="paragraph" draw:z-index="17" draw:name="Forma1" draw:style-name="gr7" draw:text-style-name="P92" svg:width="15.77cm" svg:height="1.22cm" svg:x="1.363cm" svg:y="0.093cm"><draw:text-box><text:p><text:span text:style-name="T88">● </text:span><text:span text:style-name="T88">pacemaker.service - Pacemaker High Availability Cluster Manager</text:span></text:p><text:p><text:span text:style-name="T88"><text:s text:c="3"/></text:span><text:span text:style-name="T88">Loaded: loaded (/usr/lib/systemd/system/pacemaker.service; disabled; vendor preset: disabled)</text:span></text:p><text:p><text:span text:style-name="T88"><text:s text:c="3"/></text:span><text:span text:style-name="T88">Active: inactive (dead)</text:span></text:p></draw:text-box></draw:frame><text:span text:style-name="Emphasis"/></text:p>
      <text:p text:style-name="Text_20_body"><text:span text:style-name="Emphasis"/></text:p>
      <text:p text:style-name="P41"><text:span text:style-name="Emphasis"><text:span text:style-name="T57">Procedemos a iniciar o parar cada nodo del cluster (se puede utilizar </text:span></text:span><text:span text:style-name="Emphasis"><text:span text:style-name="T29">“pcs cluster start “</text:span></text:span><text:span text:style-name="Emphasis"><text:span text:style-name="T38">soni01</text:span></text:span><text:span text:style-name="Emphasis"><text:span text:style-name="T29">””</text:span></text:span><text:span text:style-name="Emphasis"><text:span text:style-name="T57">)</text:span></text:span></text:p>
      <text:p text:style-name="P81"><text:span text:style-name="Emphasis">[root@sony02 ~]# pcs cluster start –all</text:span></text:p>
      <text:p text:style-name="P40"><text:span text:style-name="Emphasis"/></text:p>
      <text:p text:style-name="P42"><draw:frame text:anchor-type="paragraph" draw:z-index="18" draw:name="Forma1" draw:style-name="gr16" draw:text-style-name="P92" svg:width="15.77cm" svg:height="0.814cm" svg:x="1.363cm" svg:y="-0.907cm"><draw:text-box><text:p><text:span text:style-name="T88">sony01: Starting Cluster...</text:span></text:p><text:p><text:span text:style-name="T88">sony02: Starting Cluster...</text:span></text:p></draw:text-box></draw:frame><text:span text:style-name="Emphasis"><text:span text:style-name="T58">Para verificar el buen funcionamiento de CoroSync, podemos realizar en cada nodo un chequeo.</text:span></text:span></text:p>
      <text:p text:style-name="Comanddos"><text:span text:style-name="Emphasis">[root@sony01 ~]# corosync-cfgtool -s</text:span></text:p>
      <text:p text:style-name="Text_20_body"><text:span text:style-name="Emphasis"/></text:p>
      <text:p text:style-name="Text_20_body"><text:span text:style-name="Emphasis"/></text:p>
      <text:p text:style-name="P42"><draw:frame text:anchor-type="paragraph" draw:z-index="19" draw:name="Forma1" draw:style-name="gr17" draw:text-style-name="P92" svg:width="15.77cm" svg:height="2.031cm" svg:x="1.363cm" svg:y="-1.907cm"><draw:text-box><text:p><text:span text:style-name="T88">Printing ring status.</text:span></text:p><text:p><text:span text:style-name="T88">Local node ID 1</text:span></text:p><text:p><text:span text:style-name="T88">RING ID 0</text:span></text:p><text:p><text:span text:style-name="T88"><text:tab/></text:span><text:span text:style-name="T88">Id</text:span><text:span text:style-name="T88"><text:tab/></text:span><text:span text:style-name="T88">= 10.0.2.157</text:span></text:p><text:p><text:span text:style-name="T88"><text:tab/></text:span><text:span text:style-name="T88">status</text:span><text:span text:style-name="T88"><text:tab/></text:span><text:span text:style-name="T88">= ring 0 active with no faults</text:span></text:p></draw:text-box></draw:frame><text:span text:style-name="Emphasis"><text:span text:style-name="T59"/></text:span></text:p>
      <text:p text:style-name="P42"><text:span text:style-name="Emphasis"><text:span text:style-name="T58">Es importante verificar que aparecen las IPs fijadas como "id" y que dice "with no faults”. En caso de tomar la tarjeta lo, hay</text:span></text:span><text:span text:style-name="Emphasis"><text:span text:style-name="T47"> </text:span></text:span><text:span text:style-name="Emphasis"><text:span text:style-name="T50">que </text:span></text:span><text:span text:style-name="Emphasis"><text:span text:style-name="T47">comprobar las configuraciones de red, firewall y selinux del nodo.</text:span></text:span></text:p>
      <text:p text:style-name="P43"><text:span text:style-name="Emphasis"><text:span text:style-name="T60">Ahora verificamos los miembros, las APIs de quorum y el estado del cluster</text:span></text:span></text:p>
      <text:p text:style-name="Comanddos"><text:span text:style-name="Emphasis">[root@sony01 ~]# corosync-cmapctl | grep members</text:span></text:p>
      <text:p text:style-name="Text_20_body"><draw:frame text:anchor-type="paragraph" draw:z-index="20" draw:name="Forma1" draw:style-name="gr18" draw:text-style-name="P92" svg:width="15.77cm" svg:height="3.248cm" svg:x="1.363cm" svg:y="0.093cm"><draw:text-box><text:p><text:span text:style-name="T88">runtime.totem.pg.mrp.srp.members.1.config_version (u64) = 0</text:span></text:p><text:p><text:span text:style-name="T88">runtime.totem.pg.mrp.srp.members.1.ip (str) = r(0) ip(10.0.2.157) </text:span></text:p><text:p><text:span text:style-name="T88">runtime.totem.pg.mrp.srp.members.1.join_count (u32) = 1</text:span></text:p><text:p><text:span text:style-name="T88">runtime.totem.pg.mrp.srp.members.1.status (str) = joined</text:span></text:p><text:p><text:span text:style-name="T88">runtime.totem.pg.mrp.srp.members.2.config_version (u64) = 0</text:span></text:p><text:p><text:span text:style-name="T88">runtime.totem.pg.mrp.srp.members.2.ip (str) = r(0) ip(10.0.2.158) </text:span></text:p><text:p><text:span text:style-name="T88">runtime.totem.pg.mrp.srp.members.2.join_count (u32) = 1</text:span></text:p><text:p><text:span text:style-name="T88">runtime.totem.pg.mrp.srp.members.2.status (str) = join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P44"><text:span text:style-name="Emphasis"/></text:p>
      <text:p text:style-name="Comanddos"><draw:frame text:anchor-type="paragraph" draw:z-index="21" draw:name="Forma1" draw:style-name="gr17" draw:text-style-name="P92" svg:width="15.77cm" svg:height="2.031cm" svg:x="1.363cm" svg:y="1.094cm"><draw:text-box><text:p><text:span text:style-name="T88">Membership information</text:span></text:p><text:p><text:span text:style-name="T88">----------------------</text:span></text:p><text:p><text:span text:style-name="T88"><text:s text:c="4"/></text:span><text:span text:style-name="T88">Nodeid <text:s text:c="5"/>Votes Name</text:span></text:p><text:p><text:span text:style-name="T88"><text:s text:c="9"/></text:span><text:span text:style-name="T88">1 <text:s text:c="9"/>1 sony01</text:span></text:p><text:p><text:span text:style-name="T88"><text:s text:c="9"/></text:span><text:span text:style-name="T88">2 <text:s text:c="9"/>1 sony02 (local)</text:span></text:p></draw:text-box></draw:frame><text:span text:style-name="Emphasis">[root@sony02 ~]# pcs status corosync</text:span></text:p>
      <text:p text:style-name="Text_20_body"><text:span text:style-name="Emphasis"/></text:p>
      <text:p text:style-name="Text_20_body"><text:span text:style-name="Emphasis"/></text:p>
      <text:p text:style-name="Text_20_body"><text:span text:style-name="Emphasis"/></text:p>
      <text:p text:style-name="Comanddos"><text:span text:style-name="Emphasis">[root@sony02 ~]# pcs status</text:span></text:p>
      <text:p text:style-name="P45"><draw:frame text:anchor-type="paragraph" draw:z-index="23" draw:name="Forma1" draw:style-name="gr19" draw:text-style-name="P92" svg:width="15.77cm" svg:height="2.842cm" svg:x="1.385cm" svg:y="0.058cm"><draw:text-box><text:p><text:span text:style-name="T88">Cluster name: micluster</text:span></text:p><text:p><text:span text:style-name="T88">WARNING: no stonith devices and stonith-enabled is not false</text:span></text:p><text:p><text:span text:style-name="T88">Last updated: Tue Nov 15 16:01:56 2016</text:span><text:span text:style-name="T88"><text:tab/></text:span><text:span text:style-name="T88"><text:tab/></text:span><text:span text:style-name="T88">Last change: Tue Nov 15 14:44:19 2016 by hacluster via crmd on sony01</text:span></text:p><text:p><text:span text:style-name="T88">Stack: corosync</text:span></text:p><text:p><text:span text:style-name="T88">Current DC: sony01 (version 1.1.13-10.el7_2.4-44eb2dd) - partition with quorum</text:span></text:p><text:p><text:span text:style-name="T88">2 nodes and 0 resources configur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draw:frame text:anchor-type="paragraph" draw:z-index="22" draw:name="Forma1" draw:style-name="gr4" draw:text-style-name="P92" svg:width="15.77cm" svg:height="4.465cm" svg:x="1.385cm" svg:y="0.058cm"><draw:text-box><text:p><text:span text:style-name="T88">Online: [ sony01 sony02 ]</text:span></text:p><text:p><text:span text:style-name="T88">Full list of resources:</text:span></text:p><text:p><text:span text:style-name="T88"/></text:p><text:p><text:span text:style-name="T88">PCSD Status:</text:span></text:p><text:p><text:span text:style-name="T88"><text:s text:c="2"/></text:span><text:span text:style-name="T88">sony01: Online</text:span></text:p><text:p><text:span text:style-name="T88"><text:s text:c="2"/></text:span><text:span text:style-name="T88">sony02: Online</text:span></text:p><text:p><text:span text:style-name="T88"/></text:p><text:p><text:span text:style-name="T88">Daemon Status:</text:span></text:p><text:p><text:span text:style-name="T88"><text:s text:c="2"/></text:span><text:span text:style-name="T88">corosync: active/disabled</text:span></text:p><text:p><text:span text:style-name="T88"><text:s text:c="2"/></text:span><text:span text:style-name="T88">pacemaker: active/disabled</text:span></text:p><text:p><text:span text:style-name="T88"><text:s text:c="2"/></text:span><text:span text:style-name="T88">pcsd: active/enabled</text:span></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46"><text:span text:style-name="Emphasis"><text:span text:style-name="T61">Por ultimo, podemos verificar si hay algun error. Tener en cuenta que al no estar configurado stonith van a saltar dichos errores, por ende no tomarlos en cuenta.</text:span></text:span></text:p>
      <text:p text:style-name="P47"><text:span text:style-name="Emphasis"><text:span text:style-name="T62">Verificamos la validez de la configuración</text:span></text:span></text:p>
      <text:p text:style-name="Comanddos"><text:span text:style-name="Emphasis">[root@sony02 ~]# crm_verify -L -V</text:span></text:p>
      <text:p text:style-name="Text_20_body"><draw:frame text:anchor-type="paragraph" draw:z-index="24" draw:name="Forma1" draw:style-name="gr19" draw:text-style-name="P92" svg:width="15.77cm" svg:height="2.842cm" svg:x="1.385cm" svg:y="0.058cm"><draw:text-box><text:p><text:span text:style-name="T88"><text:s text:c="3"/></text:span><text:span text:style-name="T88">error: unpack_resources:</text:span><text:span text:style-name="T88"><text:tab/></text:span><text:span text:style-name="T88">Resource start-up disabled since no STONITH resources have been defined</text:span></text:p><text:p><text:span text:style-name="T88"><text:s text:c="3"/></text:span><text:span text:style-name="T88">error: unpack_resources:</text:span><text:span text:style-name="T88"><text:tab/></text:span><text:span text:style-name="T88">Either configure some or disable STONITH with the stonith-enabled option</text:span></text:p><text:p><text:span text:style-name="T88"><text:s text:c="3"/></text:span><text:span text:style-name="T88">error: unpack_resources:</text:span><text:span text:style-name="T88"><text:tab/></text:span><text:span text:style-name="T88">NOTE: Clusters with shared data need STONITH to ensure data integrity</text:span></text:p><text:p><text:span text:style-name="T88">Errors found during check: config not valid</text:span></text:p></draw:text-box></draw:frame><text:span text:style-name="Emphasis"/></text:p>
      <text:p text:style-name="Text_20_body"><text:span text:style-name="Emphasis"/></text:p>
      <text:p text:style-name="Text_20_body"><text:span text:style-name="Emphasis"/></text:p>
      <text:p text:style-name="Text_20_body"><text:span text:style-name="Emphasis"/></text:p>
      <text:h text:style-name="Heading_20_2" text:outline-level="2"><text:bookmark-start text:name="__RefHeading___Toc987_1462296093"/><text:span text:style-name="Emphasis">2.3.2 – Deshabilitar stonith</text:span><text:bookmark-end text:name="__RefHeading___Toc987_1462296093"/></text:h>
      <text:p text:style-name="P48"><text:span text:style-name="Emphasis"><text:span text:style-name="T63">Deshabilitar stonith no es recomendable para el uso en producción, ya que permite mejor control sobre los nodos, en caso de alguno empiece fallar, el otro podra dar de baja, inclusive apagarlo.</text:span></text:span></text:p>
      <text:p text:style-name="Comanddos"><text:span text:style-name="Emphasis">[root@sony02 ~]# pcs property set stonith-enabled=false</text:span></text:p>
      <text:p text:style-name="P48"><text:span text:style-name="Emphasis"><text:span text:style-name="T63">Posteriormente verificamos que ya stonith no esta activo/fallando con el comando </text:span></text:span><text:span text:style-name="Emphasis"><text:span text:style-name="T30">crm_verify -L -V</text:span></text:span></text:p>
      <text:h text:style-name="Heading_20_1" text:outline-level="1"><text:bookmark-start text:name="__RefHeading___Toc989_1462296093"/><text:span text:style-name="Emphasis">3.0.0 – Agregar recursos al Cluster</text:span><text:bookmark-end text:name="__RefHeading___Toc989_1462296093"/></text:h>
      <text:p text:style-name="P49"><text:span text:style-name="Emphasis"><text:span text:style-name="T64">Realizadas las configuraciones básicas, debemos agregar recursos paso a paso. En primer lugar una dirección ip, luego procedemos a los servicios de apache y por ultimo una unidad de disco de red con dbrb</text:span></text:span></text:p>
      <text:h text:style-name="Heading_20_2" text:outline-level="2"><text:bookmark-start text:name="__RefHeading___Toc992_1462296093"/><text:span text:style-name="Emphasis">3.1.0 – Agregar un recurso IP</text:span><text:bookmark-end text:name="__RefHeading___Toc992_1462296093"/></text:h>
      <text:p text:style-name="Text_20_body"><text:bookmark text:name="tw-target-text2"/><text:span text:style-name="Emphasis">Nuestro primer recurso será una dirección IP, </text:span><text:span text:style-name="Emphasis"><text:span text:style-name="T64">acesible a lus usuarios para s</text:span></text:span><text:span text:style-name="Emphasis">er activa</text:span><text:span text:style-name="Emphasis"><text:span text:style-name="T64">da</text:span></text:span><text:span text:style-name="Emphasis"> en cualquiera de los nodos. </text:span><text:span text:style-name="Emphasis"><text:span text:style-name="T64">La misma se llamará C</text:span></text:span><text:span text:style-name="Emphasis">usterIP y </text:span><text:span text:style-name="Emphasis"><text:span text:style-name="T64">vamso a configurar que verifique que esté activa cada </text:span></text:span><text:span text:style-name="Emphasis">30 segundos.</text:span></text:p>
      <text:p text:style-name="Comanddos"><text:span text:style-name="Emphasis">[root@sony02 ~]# pcs resource create ClusterIP ocf:heartbeat:IPaddr2 ip=192.168.0.203 cidr_netmask=24 op monitor interval=30s</text:span></text:p>
      <text:p text:style-name="P50"><draw:frame text:anchor-type="paragraph" draw:z-index="26" draw:name="Forma1" draw:style-name="gr21" draw:text-style-name="P92" svg:width="15.77cm" svg:height="2.437cm" svg:x="1.385cm" svg:y="0.058cm"><draw:text-box><text:p><text:span text:style-name="T88">Cluster name: micluster</text:span></text:p><text:p><text:span text:style-name="T88">Last updated: Tue Nov 15 16:36:45 2016</text:span><text:span text:style-name="T88"><text:tab/></text:span><text:span text:style-name="T88"><text:tab/></text:span><text:span text:style-name="T88">Last change: Tue Nov 15 16:36:06 2016 by root via cibadmin on sony02</text:span></text:p><text:p><text:span text:style-name="T88">Stack: corosync</text:span></text:p><text:p><text:span text:style-name="T88">Current DC: sony01 (version 1.1.13-10.el7_2.4-44eb2dd) - partition with quorum</text:span></text:p><text:p><text:span text:style-name="T88">2 nodes and 1 resource configured</text:span></text:p></draw:text-box></draw:frame><text:span text:style-name="Emphasis"/></text:p>
      <text:p text:style-name="P50"><text:span text:style-name="Emphasis"/></text:p>
      <text:p text:style-name="Text_20_body"><text:span text:style-name="Emphasis"/></text:p>
      <text:p text:style-name="Text_20_body"><draw:frame text:anchor-type="paragraph" draw:z-index="25" draw:name="Forma1" draw:style-name="gr20" draw:text-style-name="P92" svg:width="15.77cm" svg:height="6.088cm" svg:x="1.385cm" svg:y="0.09cm"><draw:text-box><text:p><text:span text:style-name="T88">Online: [ sony01 sony02 ]</text:span></text:p><text:p><text:span text:style-name="T88"/></text:p><text:p><text:span text:style-name="T88">Full list of resources:</text:span></text:p><text:p><text:span text:style-name="T88"/></text:p><text:p><text:span text:style-name="T88"><text:s/></text:span><text:span text:style-name="T88">ClusterIP</text:span><text:span text:style-name="T88"><text:tab/></text:span><text:span text:style-name="T88">(ocf::heartbeat:IPaddr2):</text:span><text:span text:style-name="T88"><text:tab/></text:span><text:span text:style-name="T88">Started sony01</text:span></text:p><text:p><text:span text:style-name="T88"/></text:p><text:p><text:span text:style-name="T88">PCSD Status:</text:span></text:p><text:p><text:span text:style-name="T88"><text:s text:c="2"/></text:span><text:span text:style-name="T88">sony01: Online</text:span></text:p><text:p><text:span text:style-name="T88"><text:s text:c="2"/></text:span><text:span text:style-name="T88">sony02: Online</text:span></text:p><text:p><text:span text:style-name="T88"/></text:p><text:p><text:span text:style-name="T88">Daemon Status:</text:span></text:p><text:p><text:span text:style-name="T88"><text:s text:c="2"/></text:span><text:span text:style-name="T88">corosync: active/disabled</text:span></text:p><text:p><text:span text:style-name="T88"><text:s text:c="2"/></text:span><text:span text:style-name="T88">pacemaker: active/disabled</text:span></text:p><text:p><text:span text:style-name="T88"><text:s text:c="2"/></text:span><text:span text:style-name="T88">pcsd: active/enabled</text:span></text:p><text:p><text:span text:style-name="T88"/></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51"><text:span text:style-name="Emphasis"><text:span text:style-name="T65">Nota: Al ejecutar el comando [root@sony01 ~]#</text:span></text:span><text:span text:style-name="Emphasis"><text:span text:style-name="T31"> pcs resource agents ocf:heartbeat</text:span></text:span><text:span text:style-name="Emphasis"><text:span text:style-name="T66">, nos devuelve el listado de scrips que maneja el standar ocf y son necesario para administrar los recursos a compartir. En caso de error, revisar si existe en este listado el recurso que queremos agregar.</text:span></text:span></text:p>
      <text:h text:style-name="P86" text:outline-level="2"><text:bookmark-start text:name="__RefHeading___Toc994_1462296093"/><text:span text:style-name="Emphasis">3.1.1 – </text:span><text:span text:style-name="Emphasis"><text:span text:style-name="T67">Probar un failover</text:span></text:span><text:bookmark-end text:name="__RefHeading___Toc994_1462296093"/></text:h>
      <text:p text:style-name="P51"><text:span text:style-name="Emphasis"><text:span text:style-name="T65">Para asegurar que esta funcionando la alta disponibilidad, primero verificamos donde esta el recurso y posteriormente damos la baja del nodo. En nuestro caso se encuentra en sony01</text:span></text:span></text:p>
      <text:p text:style-name="Comanddos"><text:span text:style-name="Emphasis">[root@sony01 ~]# ping -c 1 10.0.2.161</text:span></text:p>
      <text:p text:style-name="P52"><draw:frame text:anchor-type="paragraph" draw:z-index="27" draw:name="Forma1" draw:style-name="gr21" draw:text-style-name="P92" svg:width="15.77cm" svg:height="2.437cm" svg:x="1.385cm" svg:y="0.09cm"><draw:text-box><text:p><text:span text:style-name="T88">PING 10.0.2.161 (10.0.2.161) 56(84) bytes of data.</text:span></text:p><text:p><text:span text:style-name="T88">64 bytes from 10.0.2.161: icmp_seq=1 ttl=64 time=0.058 ms</text:span></text:p><text:p><text:span text:style-name="T88"/></text:p><text:p><text:span text:style-name="T88">--- 192.168.0.203 ping statistics ---</text:span></text:p><text:p><text:span text:style-name="T88">1 packets transmitted, 1 received, 0% packet loss, time 0ms</text:span></text:p><text:p><text:span text:style-name="T88">rtt min/avg/max/mdev = 0.058/0.058/0.058/0.000 ms</text:span></text:p></draw:text-box></draw:frame><text:span text:style-name="Emphasis"/></text:p>
      <text:p text:style-name="P52"><text:span text:style-name="Emphasis"/></text:p>
      <text:p text:style-name="P52"><text:span text:style-name="Emphasis"/></text:p>
      <text:p text:style-name="P53"><text:span text:style-name="Emphasis"/></text:p>
      <text:p text:style-name="P53"><text:span text:style-name="Emphasis"><text:span text:style-name="T68">Luego detenemos sony01</text:span></text:span></text:p>
      <text:p text:style-name="Comanddos"><text:span text:style-name="Emphasis">[root@sony01 ~]# pcs cluster stop sony01</text:span></text:p>
      <text:p text:style-name="P53"><draw:frame text:anchor-type="paragraph" draw:z-index="28" draw:name="Forma1" draw:style-name="gr16" draw:text-style-name="P92" svg:width="15.77cm" svg:height="0.814cm" svg:x="1.385cm" svg:y="0.09cm"><draw:text-box><text:p><text:span text:style-name="T88">sony01: Stopping Cluster (pacemaker)...</text:span></text:p><text:p><text:span text:style-name="T88">sony01: Stopping Cluster (corosync)...</text:span></text:p></draw:text-box></draw:frame><text:span text:style-name="Emphasis"/></text:p>
      <text:p text:style-name="P54"><text:span text:style-name="Emphasis"/></text:p>
      <text:p text:style-name="P54"><text:span text:style-name="Emphasis"><text:span text:style-name="T69">Verificamos que pacemaker y corosync ya no estan corriendo:</text:span></text:span></text:p>
      <text:p text:style-name="Comanddos"><text:span text:style-name="Emphasis">[root@sony01 ~]# pcs status</text:span></text:p>
      <text:p text:style-name="P54"><draw:frame text:anchor-type="paragraph" draw:z-index="29" draw:name="Forma1" draw:style-name="gr22" draw:text-style-name="P92" svg:width="15.77cm" svg:height="0.461cm" svg:x="1.385cm" svg:y="0.09cm"><draw:text-box><text:p><text:span text:style-name="T88">Error: cluster is not currently running on this node</text:span></text:p></draw:text-box></draw:frame><text:span text:style-name="Emphasis"/></text:p>
      <text:p text:style-name="P55"><text:span text:style-name="Emphasis"><text:span text:style-name="T70">Si en cambio verificamos en sony02...</text:span></text:span></text:p>
      <text:p text:style-name="Comanddos"><text:span text:style-name="Emphasis">[root@sony02 ~]# pcs status</text:span></text:p>
      <text:p text:style-name="P55"><draw:frame text:anchor-type="paragraph" draw:z-index="30" draw:name="Forma1" draw:style-name="gr21" draw:text-style-name="P92" svg:width="15.77cm" svg:height="2.437cm" svg:x="1.385cm" svg:y="0.09cm"><draw:text-box><text:p><text:span text:style-name="T88">Cluster name: micluster</text:span></text:p><text:p><text:span text:style-name="T88">Last updated: Tue Nov 15 17:16:47 2016</text:span><text:span text:style-name="T88"><text:tab/></text:span><text:span text:style-name="T88"><text:tab/></text:span><text:span text:style-name="T88">Last change: Tue Nov 15 16:36:06 2016 by root via cibadmin on sony02</text:span></text:p><text:p><text:span text:style-name="T88">Stack: corosync</text:span></text:p><text:p><text:span text:style-name="T88">Current DC: sony02 (version 1.1.13-10.el7_2.4-44eb2dd) - partition with quorum</text:span></text:p><text:p><text:span text:style-name="T88">2 nodes and 1 resource configured</text:span></text:p></draw:text-box></draw:frame><text:span text:style-name="Emphasis"/></text:p>
      <text:p text:style-name="P55"><text:span text:style-name="Emphasis"/></text:p>
      <text:p text:style-name="P53"><text:span text:style-name="Emphasis"/></text:p>
      <text:p text:style-name="P53"><text:span text:style-name="Emphasis"/></text:p>
      <text:p text:style-name="P53"><text:soft-page-break/><text:span text:style-name="Emphasis"/></text:p>
      <text:p text:style-name="P52"><text:span text:style-name="Emphasis"/></text:p>
      <text:p text:style-name="P52"><text:span text:style-name="Emphasis"/></text:p>
      <text:p text:style-name="P52"><text:span text:style-name="Emphasis"/></text:p>
      <text:p text:style-name="P52"><text:span text:style-name="Emphasis"/></text:p>
      <text:p text:style-name="P52"><draw:frame text:anchor-type="paragraph" draw:z-index="31" draw:name="Forma1" draw:style-name="gr15" draw:text-style-name="P92" svg:width="15.77cm" svg:height="5.682cm" svg:x="1.385cm" svg:y="-3.911cm"><draw:text-box><text:p><text:span text:style-name="T88">Online: [ sony02 ]</text:span></text:p><text:p><text:span text:style-name="T88">OFFLINE: [ sony01 ]</text:span></text:p><text:p><text:span text:style-name="T88">Full list of resources:</text:span></text:p><text:p><text:span text:style-name="T88"/></text:p><text:p><text:span text:style-name="T88"><text:s/></text:span><text:span text:style-name="T88">ClusterIP</text:span><text:span text:style-name="T88"><text:tab/></text:span><text:span text:style-name="T88">(ocf::heartbeat:IPaddr2):</text:span><text:span text:style-name="T88"><text:tab/></text:span><text:span text:style-name="T88">Started sony02</text:span></text:p><text:p><text:span text:style-name="T88"/></text:p><text:p><text:span text:style-name="T88">PCSD Status:</text:span></text:p><text:p><text:span text:style-name="T88"><text:s text:c="2"/></text:span><text:span text:style-name="T88">sony01: Online</text:span></text:p><text:p><text:span text:style-name="T88"><text:s text:c="2"/></text:span><text:span text:style-name="T88">sony02: Online</text:span></text:p><text:p><text:span text:style-name="T88"/></text:p><text:p><text:span text:style-name="T88">Daemon Status:</text:span></text:p><text:p><text:span text:style-name="T88"><text:s text:c="2"/></text:span><text:span text:style-name="T88">corosync: active/disabled</text:span></text:p><text:p><text:span text:style-name="T88"><text:s text:c="2"/></text:span><text:span text:style-name="T88">pacemaker: active/disabled</text:span></text:p><text:p><text:span text:style-name="T88"><text:s text:c="2"/></text:span><text:span text:style-name="T88">pcsd: active/enabled</text:span></text:p></draw:text-box></draw:frame><text:span text:style-name="Emphasis"/></text:p>
      <text:p text:style-name="P52"><text:span text:style-name="Emphasis"/></text:p>
      <text:p text:style-name="P52"><text:span text:style-name="Emphasis"/></text:p>
      <text:p text:style-name="Text_20_body"><text:span text:style-name="Emphasis">Sony01 esta offline para el cluster. El demonio pcsd esta corriendo para recibir comandos pcs pero no participa del cluster. El recurso ClusterIP ahora corre en sony02, se traslado automaticamente sin errores.</text:span></text:p>
      <text:p text:style-name="P56"><text:span text:style-name="Emphasis"><text:span text:style-name="T71">Posteriormente iniciamos nuevamente sony01</text:span></text:span></text:p>
      <text:p text:style-name="Comanddos"><text:span text:style-name="Emphasis">[root@sony02 ~]# pcs cluster start sony01</text:span></text:p>
      <text:h text:style-name="Heading_20_2" text:outline-level="2"><text:bookmark-start text:name="__RefHeading___Toc996_1462296093"/><text:span text:style-name="Emphasis">3.</text:span><text:span text:style-name="Emphasis"><text:span text:style-name="T79">1</text:span></text:span><text:span text:style-name="Emphasis">.</text:span><text:span text:style-name="Emphasis"><text:span text:style-name="T79">2</text:span></text:span><text:span text:style-name="Emphasis"> – Evitar el cambio de nodo luego de un failover</text:span><text:bookmark-end text:name="__RefHeading___Toc996_1462296093"/></text:h>
      <text:p text:style-name="P57"><text:span text:style-name="Emphasis">En la </text:span><text:span text:style-name="Emphasis"><text:span text:style-name="T72">mayoría</text:span></text:span><text:span text:style-name="Emphasis"> de las circunstancias, es deseable prevenir que un recurso saludable sea trasladado por el cluster. Mover recursos casi siempre requiere un periodo de downtime. Para esto, pacemaker tiene el concepto de stickiness, que controla que tanto un servicio prefiere seguir corriendo donde esta. Se puede pensar como el "costo" de downtime. Por defecto, pacemaker asume que el costo de mover un recurso es cero para logar una asignación optima de recursos. Podemos configurar <text:s text:c="2"/>stickiness para cada recurso, pero es suficiente con hacerlo con el valor por defecto.</text:span></text:p>
      <text:p text:style-name="Comanddos"><text:span text:style-name="Emphasis">[root@sony02 ~]# pcs resource defaults</text:span></text:p>
      <text:p text:style-name="P58"><draw:frame text:anchor-type="paragraph" draw:z-index="32" draw:name="Forma1" draw:style-name="gr23" draw:text-style-name="P92" svg:width="15.77cm" svg:height="0.424cm" svg:x="1.385cm" svg:y="0.09cm"><draw:text-box><text:p><text:span text:style-name="T88">No defaults set</text:span></text:p></draw:text-box></draw:frame><text:span text:style-name="Emphasis"/></text:p>
      <text:p text:style-name="P82"><text:span text:style-name="Emphasis">[root@sony02 ~]# pcs resource defaults resource-stickiness=100</text:span></text:p>
      <text:p text:style-name="P82"><text:span text:style-name="Emphasis"><text:span text:style-name="T73">[root@sony02 ~]# pcs resource defaults</text:span></text:span></text:p>
      <text:p text:style-name="Text_20_body"><draw:frame text:anchor-type="paragraph" draw:z-index="33" draw:name="Forma1" draw:style-name="gr23" draw:text-style-name="P92" svg:width="15.77cm" svg:height="0.424cm" svg:x="1.385cm" svg:y="0.09cm"><draw:text-box><text:p><text:span text:style-name="T88">resource-stickiness: 100</text:span></text:p></draw:text-box></draw:frame><text:span text:style-name="Emphasis"/></text:p>
      <text:h text:style-name="Heading_20_1" text:outline-level="1"><text:bookmark-start text:name="__RefHeading___Toc998_1462296093"/><text:span text:style-name="Emphasis"><text:span text:style-name="T79">3</text:span></text:span><text:span text:style-name="Emphasis">.</text:span><text:span text:style-name="Emphasis"><text:span text:style-name="T79">2</text:span></text:span><text:span text:style-name="Emphasis">.0 – Agregar un recurso Apache</text:span><text:bookmark-end text:name="__RefHeading___Toc998_1462296093"/></text:h>
      <text:p text:style-name="P59"><text:span text:style-name="Emphasis"><text:span text:style-name="T74">Procedemos a instalar en ambos nodos el servicio de Apache, para poder montar luego una web.</text:span></text:span></text:p>
      <text:p text:style-name="P59"><text:span text:style-name="Emphasis"><text:span text:style-name="T44">Nota:</text:span></text:span><text:span text:style-name="Emphasis"><text:span text:style-name="T74"> Tener en cuenta que los recursos no deben ser administrado por el sistema operativo. Dicho servicio será manejado (start/stop) por el cluster cada vez que lo requiera.</text:span></text:span></text:p>
      <text:h text:style-name="Heading_20_2" text:outline-level="2"><text:bookmark-start text:name="__RefHeading___Toc2001_1056113442"/><text:span text:style-name="Emphasis"><text:span text:style-name="T79">3</text:span></text:span><text:span text:style-name="Emphasis">.</text:span><text:span text:style-name="Emphasis"><text:span text:style-name="T79">2</text:span></text:span><text:span text:style-name="Emphasis">.</text:span><text:span text:style-name="Emphasis"><text:span text:style-name="T79">1</text:span></text:span><text:span text:style-name="Emphasis"> Instalando el servicio apache</text:span><text:bookmark-end text:name="__RefHeading___Toc2001_1056113442"/></text:h>
      <text:p text:style-name="P60"><text:span text:style-name="Emphasis"><text:span text:style-name="T75">Para instalar el servicio apache procedemos de la siguiente forma:</text:span></text:span></text:p>
      <text:p text:style-name="Comanddos"><text:span text:style-name="Emphasis">[root@sony01 ~]# yum install -y httpd wget</text:span></text:p>
      <text:p text:style-name="Text_20_body"><text:span text:style-name="Emphasis"/></text:p>
      <text:p text:style-name="P61"><text:soft-page-break/><text:span text:style-name="Emphasis"><text:span text:style-name="T76">Posteriormente, hay que abrir los puertos en el firewall</text:span></text:span></text:p>
      <text:p text:style-name="Comanddos"><text:span text:style-name="Emphasis">[root@sony01 ~]# firewall-cmd --permanent –add-service=http</text:span></text:p>
      <text:p text:style-name="P61"><draw:frame text:anchor-type="paragraph" draw:z-index="34" draw:name="Forma1" draw:style-name="gr23" draw:text-style-name="P92" svg:width="15.77cm" svg:height="0.424cm" svg:x="1.385cm" svg:y="0.09cm"><draw:text-box><text:p><text:span text:style-name="T88">success</text:span></text:p></draw:text-box></draw:frame><text:span text:style-name="Emphasis"/></text:p>
      <text:p text:style-name="Comanddos"><text:span text:style-name="Emphasis">[root@sony01 ~]# firewall-cmd --reload</text:span></text:p>
      <text:p text:style-name="Text_20_body"><draw:frame text:anchor-type="paragraph" draw:z-index="35" draw:name="Forma1" draw:style-name="gr23" draw:text-style-name="P92" svg:width="15.77cm" svg:height="0.424cm" svg:x="1.385cm" svg:y="0.09cm"><draw:text-box><text:p><text:span text:style-name="T88">success</text:span></text:p></draw:text-box></draw:frame><text:span text:style-name="Emphasis"/></text:p>
      <text:h text:style-name="Heading_20_2" text:outline-level="2"><text:bookmark-start text:name="__RefHeading___Toc2003_1056113442"/><text:span text:style-name="Emphasis"><text:span text:style-name="T79">3</text:span></text:span><text:span text:style-name="Emphasis">.</text:span><text:span text:style-name="Emphasis"><text:span text:style-name="T79">2</text:span></text:span><text:span text:style-name="Emphasis">.</text:span><text:span text:style-name="Emphasis"><text:span text:style-name="T79">2</text:span></text:span><text:span text:style-name="Emphasis"> – Probamos el servicio Apache</text:span><text:bookmark-end text:name="__RefHeading___Toc2003_1056113442"/></text:h>
      <text:p text:style-name="P62"><text:span text:style-name="Emphasis"><text:span text:style-name="T77">Debemos revisar si el servicio esta corriendo.</text:span></text:span></text:p>
      <text:p text:style-name="Comanddos"><text:span text:style-name="Emphasis">[root@sony01 ~]# systemctl status httpd</text:span></text:p>
      <text:p text:style-name="Text_20_body"><draw:frame text:anchor-type="paragraph" draw:z-index="36" draw:name="Forma1" draw:style-name="gr24" draw:text-style-name="P92" svg:width="15.77cm" svg:height="8.116cm" svg:x="1.385cm" svg:y="0.09cm"><draw:text-box><text:p><text:span text:style-name="T88">● </text:span><text:span text:style-name="T88">httpd.service - The Apache HTTP Server</text:span></text:p><text:p><text:span text:style-name="T88"><text:s text:c="3"/></text:span><text:span text:style-name="T88">Loaded: loaded (/usr/lib/systemd/system/httpd.service; disabled; vendor preset: disabled)</text:span></text:p><text:p><text:span text:style-name="T88"><text:s text:c="3"/></text:span><text:span text:style-name="T88">Active: active (running) since mar 2016-11-15 18:21:54 ART; 14s ago</text:span></text:p><text:p><text:span text:style-name="T88"><text:s text:c="5"/></text:span><text:span text:style-name="T88">Docs: man:httpd(8)</text:span></text:p><text:p><text:span text:style-name="T88"><text:s text:c="11"/></text:span><text:span text:style-name="T88">man:apachectl(8)</text:span></text:p><text:p><text:span text:style-name="T88"><text:s/></text:span><text:span text:style-name="T88">Main PID: 10702 (httpd)</text:span></text:p><text:p><text:span text:style-name="T88"><text:s text:c="3"/></text:span><text:span text:style-name="T88">Status: "Total requests: 3; Current requests/sec: 0.333; Current traffic: 113 B/sec"</text:span></text:p><text:p><text:span text:style-name="T88"><text:s text:c="3"/></text:span><text:span text:style-name="T88">CGroup: /system.slice/httpd.service</text:span></text:p><text:p><text:span text:style-name="T88"><text:s text:c="11"/>├─</text:span><text:span text:style-name="T88">10702 /usr/sbin/httpd -DFOREGROUND</text:span></text:p><text:p><text:span text:style-name="T88"><text:s text:c="11"/>├─</text:span><text:span text:style-name="T88">10703 /usr/sbin/httpd -DFOREGROUND</text:span></text:p><text:p><text:span text:style-name="T88"><text:s text:c="11"/>├─</text:span><text:span text:style-name="T88">10704 /usr/sbin/httpd -DFOREGROUND</text:span></text:p><text:p><text:span text:style-name="T88"><text:s text:c="11"/>├─</text:span><text:span text:style-name="T88">10705 /usr/sbin/httpd -DFOREGROUND</text:span></text:p><text:p><text:span text:style-name="T88"><text:s text:c="11"/>├─</text:span><text:span text:style-name="T88">10706 /usr/sbin/httpd -DFOREGROUND</text:span></text:p><text:p><text:span text:style-name="T88"><text:s text:c="11"/>├─</text:span><text:span text:style-name="T88">10707 /usr/sbin/httpd -DFOREGROUND</text:span></text:p><text:p><text:span text:style-name="T88"><text:s text:c="11"/>└─</text:span><text:span text:style-name="T88">10708 /usr/sbin/httpd -DFOREGROUND</text:span></text:p><text:p><text:span text:style-name="T88"/></text:p><text:p><text:span text:style-name="T88">nov 15 18:21:54 sony01 systemd[1]: Starting The Apache HTTP Server...</text:span></text:p><text:p><text:span text:style-name="T88">nov 15 18:21:54 sony01 httpd[10702]: AH00558: httpd: Could not reliably det...ge</text:span></text:p><text:p><text:span text:style-name="T88">nov 15 18:21:54 sony01 systemd[1]: Started The Apache HTTP Server.</text:span></text:p><text:p><text:span text:style-name="T88">Hint: Some lines were ellipsized, use -l to show in full.</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62"><text:span text:style-name="Emphasis"><text:span text:style-name="T77">Posteriormente debemos crear un archivo en cada nodo para verificar si responde el apache.</text:span></text:span></text:p>
      <text:p text:style-name="Text_20_body"><draw:frame text:anchor-type="paragraph" draw:z-index="37" draw:name="Forma1" draw:style-name="gr17" draw:text-style-name="P92" svg:width="15.77cm" svg:height="2.031cm" svg:x="1.385cm" svg:y="0.09cm"><draw:text-box><text:p><text:span text:style-name="T88">[root@sony01 ~]# cat &lt;&lt;-END &gt;/var/www/html/index.html</text:span></text:p><text:p><text:span text:style-name="T88">&lt;html&gt;</text:span></text:p><text:p><text:span text:style-name="T88">&lt;body&gt;Home Page - $(hostname) en MiCluster&lt;/body&gt;</text:span></text:p><text:p><text:span text:style-name="T88">&lt;/html&gt;</text:span></text:p><text:p><text:span text:style-name="T88">END</text:span></text:p></draw:text-box></draw:frame><text:span text:style-name="Emphasis"/></text:p>
      <text:p text:style-name="Text_20_body"><text:span text:style-name="Emphasis"/></text:p>
      <text:p text:style-name="Text_20_body"><text:span text:style-name="Emphasis"/></text:p>
      <text:h text:style-name="Heading_20_2" text:outline-level="2"><text:bookmark-start text:name="__RefHeading___Toc2005_1056113442"/><text:span text:style-name="Emphasis"><text:span text:style-name="T79">3</text:span></text:span><text:span text:style-name="Emphasis">.</text:span><text:span text:style-name="Emphasis"><text:span text:style-name="T79">2</text:span></text:span><text:span text:style-name="Emphasis">.</text:span><text:span text:style-name="Emphasis"><text:span text:style-name="T79">3</text:span></text:span><text:span text:style-name="Emphasis"> – Confugurar el estado URL de apache</text:span><text:bookmark-end text:name="__RefHeading___Toc2005_1056113442"/></text:h>
      <text:p text:style-name="P64"><text:span text:style-name="Emphasis"><text:span text:style-name="T79">PaceMaker utiliza el estado de apache para realizar el monitoreo</text:span></text:span></text:p>
      <text:p text:style-name="P64"><draw:frame text:anchor-type="paragraph" draw:z-index="38" draw:name="Forma1" draw:style-name="gr21" draw:text-style-name="P92" svg:width="15.77cm" svg:height="2.437cm" svg:x="1.385cm" svg:y="0.09cm"><draw:text-box><text:p><text:span text:style-name="T88">[root@sony01 ~]# cat &lt;&lt;-END &gt;/etc/httpd/conf.d/status.conf</text:span></text:p><text:p><text:span text:style-name="T88">&gt; <text:s/>&lt;Location /server-status&gt;</text:span></text:p><text:p><text:span text:style-name="T88">&gt; <text:s text:c="4"/>SetHandler server-status</text:span></text:p><text:p><text:span text:style-name="T88">&gt; <text:s text:c="4"/>Require local</text:span></text:p><text:p><text:span text:style-name="T88">&gt; <text:s/>&lt;/Location&gt;</text:span></text:p><text:p><text:span text:style-name="T88">&gt; END</text:span></text:p></draw:text-box></draw:frame><text:span text:style-name="Emphasis"/></text:p>
      <text:p text:style-name="P64"><text:span text:style-name="Emphasis"/></text:p>
      <text:p text:style-name="P64"><text:span text:style-name="Emphasis"/></text:p>
      <text:p text:style-name="P63"><text:span text:style-name="Emphasis"><text:span text:style-name="T78">No olvidar parar el servicio httpd en ambos nodos.</text:span></text:span></text:p>
      <text:p text:style-name="Comanddos"><text:span text:style-name="Emphasis">[root@sony02 ~]# systemctl stop httpd</text:span></text:p>
      <text:p text:style-name="P63"><text:span text:style-name="Emphasis"/></text:p>
      <text:p text:style-name="P63"><text:span text:style-name="Emphasis"/></text:p>
      <text:h text:style-name="Heading_20_2" text:outline-level="2"><text:bookmark-start text:name="__RefHeading___Toc2007_1056113442"/><text:soft-page-break/><text:span text:style-name="Emphasis">3.2.4 – Agregar el recurso Apache </text:span><text:bookmark-end text:name="__RefHeading___Toc2007_1056113442"/></text:h>
      <text:p text:style-name="P65"><text:span text:style-name="Emphasis"><text:span text:style-name="T80">Procedemos a agregar el recurso apache llamado WbSite.</text:span></text:span></text:p>
      <text:p text:style-name="Comanddos"><text:span text:style-name="Emphasis">[root@sony02 ~]# pcs resource create W</text:span><text:span text:style-name="Emphasis"><text:span text:style-name="T82">e</text:span></text:span><text:span text:style-name="Emphasis">bSite ocf:heartbeat:apache configfile=/etc/httpd/conf/httpd.conf statusurl="http://localhost/server-status" op monitor interval=1min</text:span></text:p>
      <text:p text:style-name="P65"><text:span text:style-name="Emphasis"><text:span text:style-name="T80">Al realizar esto automaticamente PaceMaker va a intentar hacer balance de carga, mostrando este recurso en otro nodo.</text:span></text:span></text:p>
      <text:p text:style-name="Comanddos"><text:span text:style-name="Emphasis">[root@sony01 ~]# pcs status</text:span></text:p>
      <text:p text:style-name="P66"><draw:frame text:anchor-type="paragraph" draw:z-index="39" draw:name="Forma1" draw:style-name="gr25" draw:text-style-name="P92" svg:width="15.77cm" svg:height="8.928cm" svg:x="1.385cm" svg:y="0.09cm"><draw:text-box><text:p><text:span text:style-name="T88">Cluster name: micluster</text:span></text:p><text:p><text:span text:style-name="T88">Last updated: Tue Nov 15 19:01:32 2016</text:span><text:span text:style-name="T88"><text:tab/></text:span><text:span text:style-name="T88"><text:tab/></text:span><text:span text:style-name="T88">Last change: Tue Nov 15 18:51:01 2016 by root via cibadmin on sony02</text:span></text:p><text:p><text:span text:style-name="T88">Stack: corosync</text:span></text:p><text:p><text:span text:style-name="T88">Current DC: sony01 (version 1.1.13-10.el7_2.4-44eb2dd) - partition with quorum</text:span></text:p><text:p><text:span text:style-name="T88">2 nodes and 2 resources configured</text:span></text:p><text:p><text:span text:style-name="T88"/></text:p><text:p><text:span text:style-name="T88">Online: [ sony01 sony02 ]</text:span></text:p><text:p><text:span text:style-name="T88"/></text:p><text:p><text:span text:style-name="T88">Full list of resources:</text:span></text:p><text:p><text:span text:style-name="T88"/></text:p><text:p><text:span text:style-name="T88"><text:s/></text:span><text:span text:style-name="T88">ClusterIP</text:span><text:span text:style-name="T88"><text:tab/></text:span><text:span text:style-name="T88">(ocf::heartbeat:IPaddr2):</text:span><text:span text:style-name="T88"><text:tab/></text:span><text:span text:style-name="T88">Started sony01</text:span></text:p><text:p><text:span text:style-name="T88"><text:s/></text:span><text:span text:style-name="T88">WbSite</text:span><text:span text:style-name="T88"><text:tab/></text:span><text:span text:style-name="T88">(ocf::heartbeat:apache):</text:span><text:span text:style-name="T88"><text:tab/></text:span><text:span text:style-name="T88">Started sony02</text:span></text:p><text:p><text:span text:style-name="T88"/></text:p><text:p><text:span text:style-name="T88">PCSD Status:</text:span></text:p><text:p><text:span text:style-name="T88"><text:s text:c="2"/></text:span><text:span text:style-name="T88">sony01: Online</text:span></text:p><text:p><text:span text:style-name="T88"><text:s text:c="2"/></text:span><text:span text:style-name="T88">sony02: Online</text:span></text:p><text:p><text:span text:style-name="T88"/></text:p><text:p><text:span text:style-name="T88">Daemon Status:</text:span></text:p><text:p><text:span text:style-name="T88"><text:s text:c="2"/></text:span><text:span text:style-name="T88">corosync: active/disabled</text:span></text:p><text:p><text:span text:style-name="T88"><text:s text:c="2"/></text:span><text:span text:style-name="T88">pacemaker: active/disabled</text:span></text:p><text:p><text:span text:style-name="T88"><text:s text:c="2"/></text:span><text:span text:style-name="T88">pcsd: active/enabled</text:span></text:p></draw:text-box></draw:frame><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7"><text:span text:style-name="Emphasis"><text:span text:style-name="T81">Se aumenta el limite de tiempo para iniciar, detener y monitorear los recursos (para el tutorial). En producción, conviene hacerlo para cada recurso en particular.</text:span></text:span></text:p>
      <text:p text:style-name="Comanddos"><text:span text:style-name="Emphasis">[root@sony02 ~]# pcs resource op defaults timeout=240s</text:span></text:p>
      <text:p text:style-name="Comanddos"><text:span text:style-name="Emphasis">[root@sony02 ~]# pcs resource op defaults</text:span></text:p>
      <text:p text:style-name="P68"><text:span text:style-name="Emphasis"/></text:p>
      <text:h text:style-name="Heading_20_2" text:outline-level="2"><draw:frame text:anchor-type="paragraph" draw:z-index="40" draw:name="Forma1" draw:style-name="gr23" draw:text-style-name="P92" svg:width="15.77cm" svg:height="0.424cm" svg:x="1.385cm" svg:y="-0.91cm"><draw:text-box><text:p><text:span text:style-name="T88">timeout: 240s</text:span></text:p></draw:text-box></draw:frame><text:bookmark-start text:name="__RefHeading___Toc2009_1056113442"/><text:span text:style-name="Emphasis">3.2.5 – Configurar ClusterIP y WebSite esten juntos</text:span><text:bookmark-end text:name="__RefHeading___Toc2009_1056113442"/></text:h>
      <text:p text:style-name="P57"><text:span text:style-name="Emphasis">Asegurarse que los recursos corren en el mismo nodo. Para reducir la carga en una sola maquina, Pacemaker generalmente tratara de distribuir los recursos entre los nodos. Sin embargo, le podemos decir al cluster ue 2 recursos estan relacionados y necesitan correr en el mismo nodo. Vamos a ordenarle al cluster que WebSite solo pueda correr en el host en el que ClusterIP esta activo.</text:span></text:p>
      <text:p text:style-name="P57"><text:span text:style-name="Emphasis">Los constraints de colocación son direccionales. Implican ciertas cosas acerca del orden en el que 2 recursos van a ser asignados a una ubicacion. En este caso, decimos que WebSite necesita estar ubicado en la misma maquina que ClusterIP, lo que implica que el cluster debe conocer la <text:s/>ubicación de ClusterIP antes de elegir la ubicación de WebSite.</text:span></text:p>
      <text:p text:style-name="P83"><text:soft-page-break/><text:span text:style-name="Emphasis"><text:span text:style-name="T83">A tener en cuenta!!!</text:span></text:span></text:p>
      <text:p text:style-name="Text_20_body"><text:span text:style-name="Emphasis"><text:span text:style-name="Source_20_Text"><text:span text:style-name="T25">location</text:span></text:span></text:span><text:span text:style-name="Emphasis"> — Una restricción de ubicación determina en cuál de los nodos puede ejecutarse un recurso.</text:span></text:p>
      <text:p text:style-name="Text_20_body"><text:span text:style-name="Source_20_Text"><text:span text:style-name="T25">order</text:span></text:span> — Una restricción de orden determina el orden en el cual se ejecutan los recursos.</text:p>
      <text:p text:style-name="Text_20_body"><text:span text:style-name="Source_20_Text"><text:span text:style-name="T25">colocation</text:span></text:span><text:span text:style-name="T25"> constraints </text:span>— Una restricción de colocación determina dónde se localizarán los recursos relativos a otros recursos.</text:p>
      <text:p text:style-name="P69"><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anddos" style:family="paragraph" style:parent-style-name="Text_20_body">
      <loext:graphic-properties draw:fill="none" draw:fill-color="#729fcf"/>
      <style:paragraph-properties fo:margin-left="1.499cm" fo:margin-right="0cm" fo:margin-top="0cm" fo:margin-bottom="0.247cm" loext:contextual-spacing="false" fo:line-height="120%" fo:text-indent="0cm" style:auto-text-indent="false" fo:background-color="transparent"/>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59:08.547163619</meta:creation-date>
    <dc:date>2016-11-16T12:12:20.417167068</dc:date>
    <meta:editing-duration>PT20H20M56S</meta:editing-duration>
    <meta:editing-cycles>96</meta:editing-cycles>
    <meta:generator>LibreOffice/5.2.3.1$Linux_X86_64 LibreOffice_project/20m0$Build-1</meta:generator>
    <meta:document-statistic meta:table-count="1" meta:image-count="0" meta:object-count="0" meta:page-count="14" meta:paragraph-count="195" meta:word-count="2261" meta:character-count="14729" meta:non-whitespace-character-count="12602"/>
  </office:meta>
</office:document-meta>
</file>